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1.5083in" svg:y="19.1559in">
            <draw:object draw:notify-on-update-of-ranges="Sheet1.E105:Sheet1.E105 Sheet1.J105:Sheet1.J105 Sheet1.P105:Sheet1.P105 Sheet1.U105:Sheet1.U105 Sheet1.E106:Sheet1.E106 Sheet1.J106:Sheet1.J106 Sheet1.P106:Sheet1.P106 Sheet1.U106:Sheet1.U1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>
            <text:p>cpu_0</text:p>
          </table:table-cell>
          <table:table-cell office:value-type="string">
            <text:p>cpu_1</text:p>
          </table:table-cell>
          <table:table-cell office:value-type="string">
            <text:p>cpu_2</text:p>
          </table:table-cell>
          <table:table-cell office:value-type="string">
            <text:p>cpu_3</text:p>
          </table:table-cell>
          <table:table-cell office:value-type="string">
            <text:p>HostOS kernel</text:p>
          </table:table-cell>
          <table:table-cell office:value-type="string">
            <text:p>user_cpu_0</text:p>
          </table:table-cell>
          <table:table-cell office:value-type="string">
            <text:p>user_cpu_1</text:p>
          </table:table-cell>
          <table:table-cell office:value-type="string">
            <text:p>user_cpu_2</text:p>
          </table:table-cell>
          <table:table-cell office:value-type="string">
            <text:p>user_cpu_3</text:p>
          </table:table-cell>
          <table:table-cell office:value-type="string">
            <text:p>HostOS User</text:p>
          </table:table-cell>
          <table:table-cell/>
          <table:table-cell office:value-type="string">
            <text:p>cpu_0</text:p>
          </table:table-cell>
          <table:table-cell office:value-type="string">
            <text:p>cpu_1</text:p>
          </table:table-cell>
          <table:table-cell office:value-type="string">
            <text:p>cpu_2</text:p>
          </table:table-cell>
          <table:table-cell office:value-type="string">
            <text:p>cpu_3</text:p>
          </table:table-cell>
          <table:table-cell office:value-type="string">
            <text:p>GuestOS User</text:p>
          </table:table-cell>
          <table:table-cell office:value-type="string">
            <text:p>cpu_0</text:p>
          </table:table-cell>
          <table:table-cell office:value-type="string">
            <text:p>cpu_1</text:p>
          </table:table-cell>
          <table:table-cell office:value-type="string">
            <text:p>cpu_2</text:p>
          </table:table-cell>
          <table:table-cell office:value-type="string">
            <text:p>cpu_3</text:p>
          </table:table-cell>
          <table:table-cell office:value-type="string">
            <text:p>GuestOS Kernel</text:p>
          </table:table-cell>
        </table:table-row>
        <table:table-row table:style-name="ro1"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A2]+[.B2]+[.C2]+[.D2])/4" office:value-type="float" office:value="200029">
            <text:p>200029</text:p>
          </table:table-cell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table:formula="of:=([.F2]+[.G2]+[.H2]+[.I2])/4" office:value-type="float" office:value="200046">
            <text:p>200046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140">
            <text:p>200140</text:p>
          </table:table-cell>
          <table:table-cell office:value-type="float" office:value="200108">
            <text:p>200108</text:p>
          </table:table-cell>
          <table:table-cell table:formula="of:=([.L2]+[.M2]+[.N2]+[.O2])/4" office:value-type="float" office:value="200086">
            <text:p>200086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2]+[.R2]+[.S2]+[.T2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3]+[.B3]+[.C3]+[.D3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3]+[.G3]+[.H3]+[.I3])/4" office:value-type="float" office:value="200047">
            <text:p>200047</text:p>
          </table:table-cell>
          <table:table-cell/>
          <table:table-cell office:value-type="float" office:value="211332">
            <text:p>211332</text:p>
          </table:table-cell>
          <table:table-cell office:value-type="float" office:value="226052">
            <text:p>226052</text:p>
          </table:table-cell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table:formula="of:=([.L3]+[.M3]+[.N3]+[.O3])/4" office:value-type="float" office:value="209369">
            <text:p>209369</text:p>
          </table:table-cell>
          <table:table-cell office:value-type="float" office:value="200032">
            <text:p>200032</text:p>
          </table:table-cell>
          <table:table-cell office:value-type="float" office:value="203632">
            <text:p>2036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3]+[.R3]+[.S3]+[.T3])/4" office:value-type="float" office:value="200931">
            <text:p>200931</text:p>
          </table:table-cell>
        </table:table-row>
        <table:table-row table:style-name="ro1"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A4]+[.B4]+[.C4]+[.D4])/4" office:value-type="float" office:value="200030">
            <text:p>200030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44">
            <text:p>200044</text:p>
          </table:table-cell>
          <table:table-cell table:formula="of:=([.F4]+[.G4]+[.H4]+[.I4])/4" office:value-type="float" office:value="200049">
            <text:p>200049</text:p>
          </table:table-cell>
          <table:table-cell/>
          <table:table-cell office:value-type="float" office:value="200056">
            <text:p>200056</text:p>
          </table:table-cell>
          <table:table-cell office:value-type="float" office:value="200164">
            <text:p>200164</text:p>
          </table:table-cell>
          <table:table-cell office:value-type="float" office:value="293180">
            <text:p>293180</text:p>
          </table:table-cell>
          <table:table-cell office:value-type="float" office:value="200048">
            <text:p>200048</text:p>
          </table:table-cell>
          <table:table-cell table:formula="of:=([.L4]+[.M4]+[.N4]+[.O4])/4" office:value-type="float" office:value="223362">
            <text:p>22336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7216">
            <text:p>207216</text:p>
          </table:table-cell>
          <table:table-cell office:value-type="float" office:value="207164">
            <text:p>207164</text:p>
          </table:table-cell>
          <table:table-cell table:formula="of:=([.Q4]+[.R4]+[.S4]+[.T4])/4" office:value-type="float" office:value="203610">
            <text:p>20361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5]+[.B5]+[.C5]+[.D5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]+[.G5]+[.H5]+[.I5])/4" office:value-type="float" office:value="200044">
            <text:p>200044</text:p>
          </table:table-cell>
          <table:table-cell/>
          <table:table-cell office:value-type="float" office:value="224112">
            <text:p>224112</text:p>
          </table:table-cell>
          <table:table-cell office:value-type="float" office:value="200048">
            <text:p>200048</text:p>
          </table:table-cell>
          <table:table-cell office:value-type="float" office:value="200152">
            <text:p>200152</text:p>
          </table:table-cell>
          <table:table-cell office:value-type="float" office:value="200044">
            <text:p>200044</text:p>
          </table:table-cell>
          <table:table-cell table:formula="of:=([.L5]+[.M5]+[.N5]+[.O5])/4" office:value-type="float" office:value="206089">
            <text:p>206089</text:p>
          </table:table-cell>
          <table:table-cell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5]+[.R5]+[.S5]+[.T5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6]+[.B6]+[.C6]+[.D6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6]+[.G6]+[.H6]+[.I6])/4" office:value-type="float" office:value="200044">
            <text:p>200044</text:p>
          </table:table-cell>
          <table:table-cell/>
          <table:table-cell office:value-type="float" office:value="200156">
            <text:p>2001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formula="of:=([.L6]+[.M6]+[.N6]+[.O6])/4" office:value-type="float" office:value="200077">
            <text:p>200077</text:p>
          </table:table-cell>
          <table:table-cell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6]+[.R6]+[.S6]+[.T6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7]+[.B7]+[.C7]+[.D7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7]+[.G7]+[.H7]+[.I7])/4" office:value-type="float" office:value="200044">
            <text:p>200044</text:p>
          </table:table-cell>
          <table:table-cell/>
          <table:table-cell office:value-type="float" office:value="200056">
            <text:p>20005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7]+[.M7]+[.N7]+[.O7])/4" office:value-type="float" office:value="200046">
            <text:p>200046</text:p>
          </table:table-cell>
          <table:table-cell office:value-type="float" office:value="206748">
            <text:p>206748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7]+[.R7]+[.S7]+[.T7])/4" office:value-type="float" office:value="201709">
            <text:p>20170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8]+[.B8]+[.C8]+[.D8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8]+[.G8]+[.H8]+[.I8])/4" office:value-type="float" office:value="200044">
            <text:p>200044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327960">
            <text:p>327960</text:p>
          </table:table-cell>
          <table:table-cell office:value-type="float" office:value="200044">
            <text:p>200044</text:p>
          </table:table-cell>
          <table:table-cell table:formula="of:=([.L8]+[.M8]+[.N8]+[.O8])/4" office:value-type="float" office:value="232024">
            <text:p>232024</text:p>
          </table:table-cell>
          <table:table-cell office:value-type="float" office:value="200044">
            <text:p>200044</text:p>
          </table:table-cell>
          <table:table-cell office:value-type="float" office:value="206356">
            <text:p>206356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8]+[.R8]+[.S8]+[.T8])/4" office:value-type="float" office:value="201615">
            <text:p>201615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9]+[.B9]+[.C9]+[.D9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9604">
            <text:p>209604</text:p>
          </table:table-cell>
          <table:table-cell table:number-columns-repeated="2" office:value-type="float" office:value="200044">
            <text:p>200044</text:p>
          </table:table-cell>
          <table:table-cell table:formula="of:=([.F9]+[.G9]+[.H9]+[.I9])/4" office:value-type="float" office:value="202434">
            <text:p>202434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204">
            <text:p>200204</text:p>
          </table:table-cell>
          <table:table-cell office:value-type="float" office:value="226000">
            <text:p>226000</text:p>
          </table:table-cell>
          <table:table-cell table:formula="of:=([.L9]+[.M9]+[.N9]+[.O9])/4" office:value-type="float" office:value="206575">
            <text:p>206575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9]+[.R9]+[.S9]+[.T9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10]+[.B10]+[.C10]+[.D10])/4" office:value-type="float" office:value="200026">
            <text:p>200026</text:p>
          </table:table-cell>
          <table:table-cell office:value-type="float" office:value="229144">
            <text:p>22914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10]+[.G10]+[.H10]+[.I10])/4" office:value-type="float" office:value="207322">
            <text:p>207322</text:p>
          </table:table-cell>
          <table:table-cell/>
          <table:table-cell office:value-type="float" office:value="239488">
            <text:p>23948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108">
            <text:p>200108</text:p>
          </table:table-cell>
          <table:table-cell table:formula="of:=([.L10]+[.M10]+[.N10]+[.O10])/4" office:value-type="float" office:value="209919">
            <text:p>209919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10]+[.R10]+[.S10]+[.T10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11]+[.B11]+[.C11]+[.D11])/4" office:value-type="float" office:value="200026">
            <text:p>200026</text:p>
          </table:table-cell>
          <table:table-cell office:value-type="float" office:value="200296">
            <text:p>20029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11]+[.G11]+[.H11]+[.I11])/4" office:value-type="float" office:value="200110">
            <text:p>200110</text:p>
          </table:table-cell>
          <table:table-cell/>
          <table:table-cell office:value-type="float" office:value="200380">
            <text:p>200380</text:p>
          </table:table-cell>
          <table:table-cell office:value-type="float" office:value="225696">
            <text:p>225696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11]+[.M11]+[.N11]+[.O11])/4" office:value-type="float" office:value="206540">
            <text:p>206540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11]+[.R11]+[.S11]+[.T11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12]+[.B12]+[.C12]+[.D12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12]+[.G12]+[.H12]+[.I12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152">
            <text:p>200152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12]+[.M12]+[.N12]+[.O12])/4" office:value-type="float" office:value="200071">
            <text:p>200071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12]+[.R12]+[.S12]+[.T12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13]+[.B13]+[.C13]+[.D13])/4" office:value-type="float" office:value="200026">
            <text:p>200026</text:p>
          </table:table-cell>
          <table:table-cell office:value-type="float" office:value="207304">
            <text:p>207304</text:p>
          </table:table-cell>
          <table:table-cell table:number-columns-repeated="3" office:value-type="float" office:value="200044">
            <text:p>200044</text:p>
          </table:table-cell>
          <table:table-cell table:formula="of:=([.F13]+[.G13]+[.H13]+[.I13])/4" office:value-type="float" office:value="201859">
            <text:p>201859</text:p>
          </table:table-cell>
          <table:table-cell/>
          <table:table-cell office:value-type="float" office:value="231236">
            <text:p>231236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13]+[.M13]+[.N13]+[.O13])/4" office:value-type="float" office:value="207841">
            <text:p>207841</text:p>
          </table:table-cell>
          <table:table-cell office:value-type="float" office:value="212240">
            <text:p>212240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13]+[.R13]+[.S13]+[.T13])/4" office:value-type="float" office:value="203083">
            <text:p>203083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14]+[.B14]+[.C14]+[.D14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14]+[.G14]+[.H14]+[.I14])/4" office:value-type="float" office:value="200044">
            <text:p>200044</text:p>
          </table:table-cell>
          <table:table-cell/>
          <table:table-cell office:value-type="float" office:value="200156">
            <text:p>200156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14]+[.M14]+[.N14]+[.O14])/4" office:value-type="float" office:value="200072">
            <text:p>200072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14]+[.R14]+[.S14]+[.T14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15]+[.B15]+[.C15]+[.D15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15]+[.G15]+[.H15]+[.I15])/4" office:value-type="float" office:value="200044">
            <text:p>200044</text:p>
          </table:table-cell>
          <table:table-cell/>
          <table:table-cell office:value-type="float" office:value="200060">
            <text:p>200060</text:p>
          </table:table-cell>
          <table:table-cell office:value-type="float" office:value="200044">
            <text:p>200044</text:p>
          </table:table-cell>
          <table:table-cell office:value-type="float" office:value="228876">
            <text:p>228876</text:p>
          </table:table-cell>
          <table:table-cell office:value-type="float" office:value="200048">
            <text:p>200048</text:p>
          </table:table-cell>
          <table:table-cell table:formula="of:=([.L15]+[.M15]+[.N15]+[.O15])/4" office:value-type="float" office:value="207257">
            <text:p>207257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15]+[.R15]+[.S15]+[.T15])/4" office:value-type="float" office:value="200031">
            <text:p>20003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16]+[.B16]+[.C16]+[.D16])/4" office:value-type="float" office:value="200026">
            <text:p>200026</text:p>
          </table:table-cell>
          <table:table-cell office:value-type="float" office:value="224588">
            <text:p>224588</text:p>
          </table:table-cell>
          <table:table-cell table:number-columns-repeated="3" office:value-type="float" office:value="200044">
            <text:p>200044</text:p>
          </table:table-cell>
          <table:table-cell table:formula="of:=([.F16]+[.G16]+[.H16]+[.I16])/4" office:value-type="float" office:value="206180">
            <text:p>206180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00144">
            <text:p>200144</text:p>
          </table:table-cell>
          <table:table-cell office:value-type="float" office:value="200044">
            <text:p>200044</text:p>
          </table:table-cell>
          <table:table-cell table:formula="of:=([.L16]+[.M16]+[.N16]+[.O16])/4" office:value-type="float" office:value="200070">
            <text:p>200070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16]+[.R16]+[.S16]+[.T16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17]+[.B17]+[.C17]+[.D17])/4" office:value-type="float" office:value="200026">
            <text:p>200026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44">
            <text:p>200044</text:p>
          </table:table-cell>
          <table:table-cell table:formula="of:=([.F17]+[.G17]+[.H17]+[.I17])/4" office:value-type="float" office:value="200047">
            <text:p>200047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25840">
            <text:p>225840</text:p>
          </table:table-cell>
          <table:table-cell table:formula="of:=([.L17]+[.M17]+[.N17]+[.O17])/4" office:value-type="float" office:value="206493">
            <text:p>206493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17]+[.R17]+[.S17]+[.T17])/4" office:value-type="float" office:value="200031">
            <text:p>20003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18]+[.B18]+[.C18]+[.D18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18]+[.G18]+[.H18]+[.I18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18]+[.M18]+[.N18]+[.O18])/4" office:value-type="float" office:value="200060">
            <text:p>200060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18]+[.R18]+[.S18]+[.T18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19]+[.B19]+[.C19]+[.D19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19]+[.G19]+[.H19]+[.I19])/4" office:value-type="float" office:value="200047">
            <text:p>200047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23396">
            <text:p>223396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19]+[.M19]+[.N19]+[.O19])/4" office:value-type="float" office:value="205880">
            <text:p>205880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19]+[.R19]+[.S19]+[.T19])/4" office:value-type="float" office:value="200031">
            <text:p>20003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20]+[.B20]+[.C20]+[.D20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0]+[.G20]+[.H20]+[.I20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152">
            <text:p>200152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20]+[.M20]+[.N20]+[.O20])/4" office:value-type="float" office:value="200071">
            <text:p>200071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20]+[.R20]+[.S20]+[.T20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21]+[.B21]+[.C21]+[.D21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1]+[.G21]+[.H21]+[.I21])/4" office:value-type="float" office:value="200044">
            <text:p>200044</text:p>
          </table:table-cell>
          <table:table-cell/>
          <table:table-cell office:value-type="float" office:value="226520">
            <text:p>226520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21]+[.M21]+[.N21]+[.O21])/4" office:value-type="float" office:value="206663">
            <text:p>206663</text:p>
          </table:table-cell>
          <table:table-cell office:value-type="float" office:value="200032">
            <text:p>200032</text:p>
          </table:table-cell>
          <table:table-cell office:value-type="float" office:value="209528">
            <text:p>209528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21]+[.R21]+[.S21]+[.T21])/4" office:value-type="float" office:value="202405">
            <text:p>202405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22]+[.B22]+[.C22]+[.D22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2]+[.G22]+[.H22]+[.I22])/4" office:value-type="float" office:value="200044">
            <text:p>200044</text:p>
          </table:table-cell>
          <table:table-cell/>
          <table:table-cell office:value-type="float" office:value="200132">
            <text:p>200132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22]+[.M22]+[.N22]+[.O22])/4" office:value-type="float" office:value="200065">
            <text:p>200065</text:p>
          </table:table-cell>
          <table:table-cell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22]+[.R22]+[.S22]+[.T22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23]+[.B23]+[.C23]+[.D23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3]+[.G23]+[.H23]+[.I23])/4" office:value-type="float" office:value="200044">
            <text:p>200044</text:p>
          </table:table-cell>
          <table:table-cell/>
          <table:table-cell office:value-type="float" office:value="200060">
            <text:p>200060</text:p>
          </table:table-cell>
          <table:table-cell office:value-type="float" office:value="200044">
            <text:p>200044</text:p>
          </table:table-cell>
          <table:table-cell office:value-type="float" office:value="227136">
            <text:p>227136</text:p>
          </table:table-cell>
          <table:table-cell office:value-type="float" office:value="200048">
            <text:p>200048</text:p>
          </table:table-cell>
          <table:table-cell table:formula="of:=([.L23]+[.M23]+[.N23]+[.O23])/4" office:value-type="float" office:value="206822">
            <text:p>206822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10736">
            <text:p>210736</text:p>
          </table:table-cell>
          <table:table-cell office:value-type="float" office:value="210816">
            <text:p>210816</text:p>
          </table:table-cell>
          <table:table-cell table:formula="of:=([.Q23]+[.R23]+[.S23]+[.T23])/4" office:value-type="float" office:value="205403">
            <text:p>205403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24]+[.B24]+[.C24]+[.D24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4]+[.G24]+[.H24]+[.I24])/4" office:value-type="float" office:value="200044">
            <text:p>200044</text:p>
          </table:table-cell>
          <table:table-cell/>
          <table:table-cell office:value-type="float" office:value="200040">
            <text:p>200040</text:p>
          </table:table-cell>
          <table:table-cell office:value-type="float" office:value="210160">
            <text:p>210160</text:p>
          </table:table-cell>
          <table:table-cell office:value-type="float" office:value="200144">
            <text:p>200144</text:p>
          </table:table-cell>
          <table:table-cell office:value-type="float" office:value="200048">
            <text:p>200048</text:p>
          </table:table-cell>
          <table:table-cell table:formula="of:=([.L24]+[.M24]+[.N24]+[.O24])/4" office:value-type="float" office:value="202598">
            <text:p>202598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24]+[.R24]+[.S24]+[.T24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25]+[.B25]+[.C25]+[.D25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5]+[.G25]+[.H25]+[.I25])/4" office:value-type="float" office:value="200044">
            <text:p>200044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23532">
            <text:p>223532</text:p>
          </table:table-cell>
          <table:table-cell table:formula="of:=([.L25]+[.M25]+[.N25]+[.O25])/4" office:value-type="float" office:value="205917">
            <text:p>205917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25]+[.R25]+[.S25]+[.T25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26]+[.B26]+[.C26]+[.D26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6]+[.G26]+[.H26]+[.I26])/4" office:value-type="float" office:value="200044">
            <text:p>200044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26]+[.M26]+[.N26]+[.O26])/4" office:value-type="float" office:value="200061">
            <text:p>200061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26]+[.R26]+[.S26]+[.T26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27]+[.B27]+[.C27]+[.D27])/4" office:value-type="float" office:value="200026">
            <text:p>200026</text:p>
          </table:table-cell>
          <table:table-cell office:value-type="float" office:value="218584">
            <text:p>218584</text:p>
          </table:table-cell>
          <table:table-cell office:value-type="float" office:value="200056">
            <text:p>200056</text:p>
          </table:table-cell>
          <table:table-cell office:value-type="float" office:value="221900">
            <text:p>221900</text:p>
          </table:table-cell>
          <table:table-cell office:value-type="float" office:value="222696">
            <text:p>222696</text:p>
          </table:table-cell>
          <table:table-cell table:formula="of:=([.F27]+[.G27]+[.H27]+[.I27])/4" office:value-type="float" office:value="215809">
            <text:p>215809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26504">
            <text:p>226504</text:p>
          </table:table-cell>
          <table:table-cell office:value-type="float" office:value="200036">
            <text:p>200036</text:p>
          </table:table-cell>
          <table:table-cell office:value-type="float" office:value="212624">
            <text:p>212624</text:p>
          </table:table-cell>
          <table:table-cell table:formula="of:=([.L27]+[.M27]+[.N27]+[.O27])/4" office:value-type="float" office:value="209803">
            <text:p>209803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27]+[.R27]+[.S27]+[.T27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28]+[.B28]+[.C28]+[.D28])/4" office:value-type="float" office:value="200026">
            <text:p>200026</text:p>
          </table:table-cell>
          <table:table-cell office:value-type="float" office:value="200040">
            <text:p>200040</text:p>
          </table:table-cell>
          <table:table-cell office:value-type="float" office:value="200044">
            <text:p>200044</text:p>
          </table:table-cell>
          <table:table-cell table:number-columns-repeated="2" office:value-type="float" office:value="200048">
            <text:p>200048</text:p>
          </table:table-cell>
          <table:table-cell table:formula="of:=([.F28]+[.G28]+[.H28]+[.I28])/4" office:value-type="float" office:value="200045">
            <text:p>200045</text:p>
          </table:table-cell>
          <table:table-cell/>
          <table:table-cell office:value-type="float" office:value="224036">
            <text:p>224036</text:p>
          </table:table-cell>
          <table:table-cell office:value-type="float" office:value="200172">
            <text:p>200172</text:p>
          </table:table-cell>
          <table:table-cell office:value-type="float" office:value="200036">
            <text:p>200036</text:p>
          </table:table-cell>
          <table:table-cell office:value-type="float" office:value="200080">
            <text:p>200080</text:p>
          </table:table-cell>
          <table:table-cell table:formula="of:=([.L28]+[.M28]+[.N28]+[.O28])/4" office:value-type="float" office:value="206081">
            <text:p>206081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28]+[.R28]+[.S28]+[.T28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29]+[.B29]+[.C29]+[.D29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29]+[.G29]+[.H29]+[.I29])/4" office:value-type="float" office:value="200044">
            <text:p>200044</text:p>
          </table:table-cell>
          <table:table-cell/>
          <table:table-cell office:value-type="float" office:value="200136">
            <text:p>200136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29]+[.M29]+[.N29]+[.O29])/4" office:value-type="float" office:value="200067">
            <text:p>200067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29]+[.R29]+[.S29]+[.T29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30]+[.B30]+[.C30]+[.D30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30]+[.G30]+[.H30]+[.I30])/4" office:value-type="float" office:value="200044">
            <text:p>200044</text:p>
          </table:table-cell>
          <table:table-cell/>
          <table:table-cell table:number-columns-repeated="2"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30]+[.M30]+[.N30]+[.O30])/4" office:value-type="float" office:value="200043">
            <text:p>200043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30]+[.R30]+[.S30]+[.T30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31]+[.B31]+[.C31]+[.D31])/4" office:value-type="float" office:value="200026">
            <text:p>200026</text:p>
          </table:table-cell>
          <table:table-cell table:number-columns-repeated="3" office:value-type="float" office:value="200044">
            <text:p>200044</text:p>
          </table:table-cell>
          <table:table-cell office:value-type="float" office:value="216228">
            <text:p>216228</text:p>
          </table:table-cell>
          <table:table-cell table:formula="of:=([.F31]+[.G31]+[.H31]+[.I31])/4" office:value-type="float" office:value="204090">
            <text:p>204090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24648">
            <text:p>224648</text:p>
          </table:table-cell>
          <table:table-cell office:value-type="float" office:value="200040">
            <text:p>200040</text:p>
          </table:table-cell>
          <table:table-cell table:formula="of:=([.L31]+[.M31]+[.N31]+[.O31])/4" office:value-type="float" office:value="206196">
            <text:p>206196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31]+[.R31]+[.S31]+[.T31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32]+[.B32]+[.C32]+[.D32])/4" office:value-type="float" office:value="200026">
            <text:p>200026</text:p>
          </table:table-cell>
          <table:table-cell table:number-columns-repeated="3" office:value-type="float" office:value="200044">
            <text:p>200044</text:p>
          </table:table-cell>
          <table:table-cell office:value-type="float" office:value="200356">
            <text:p>200356</text:p>
          </table:table-cell>
          <table:table-cell table:formula="of:=([.F32]+[.G32]+[.H32]+[.I32])/4" office:value-type="float" office:value="200122">
            <text:p>200122</text:p>
          </table:table-cell>
          <table:table-cell/>
          <table:table-cell office:value-type="float" office:value="200040">
            <text:p>200040</text:p>
          </table:table-cell>
          <table:table-cell office:value-type="float" office:value="200048">
            <text:p>200048</text:p>
          </table:table-cell>
          <table:table-cell office:value-type="float" office:value="200144">
            <text:p>200144</text:p>
          </table:table-cell>
          <table:table-cell office:value-type="float" office:value="226592">
            <text:p>226592</text:p>
          </table:table-cell>
          <table:table-cell table:formula="of:=([.L32]+[.M32]+[.N32]+[.O32])/4" office:value-type="float" office:value="206706">
            <text:p>206706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32]+[.R32]+[.S32]+[.T32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33]+[.B33]+[.C33]+[.D33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33]+[.G33]+[.H33]+[.I33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33]+[.M33]+[.N33]+[.O33])/4" office:value-type="float" office:value="200060">
            <text:p>200060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33]+[.R33]+[.S33]+[.T33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34]+[.B34]+[.C34]+[.D34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34]+[.G34]+[.H34]+[.I34])/4" office:value-type="float" office:value="200044">
            <text:p>200044</text:p>
          </table:table-cell>
          <table:table-cell/>
          <table:table-cell office:value-type="float" office:value="214688">
            <text:p>214688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34]+[.M34]+[.N34]+[.O34])/4" office:value-type="float" office:value="203705">
            <text:p>203705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34]+[.R34]+[.S34]+[.T34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35]+[.B35]+[.C35]+[.D35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35]+[.G35]+[.H35]+[.I35])/4" office:value-type="float" office:value="200047">
            <text:p>200047</text:p>
          </table:table-cell>
          <table:table-cell/>
          <table:table-cell office:value-type="float" office:value="200084">
            <text:p>200084</text:p>
          </table:table-cell>
          <table:table-cell office:value-type="float" office:value="226036">
            <text:p>226036</text:p>
          </table:table-cell>
          <table:table-cell office:value-type="float" office:value="225184">
            <text:p>225184</text:p>
          </table:table-cell>
          <table:table-cell office:value-type="float" office:value="200044">
            <text:p>200044</text:p>
          </table:table-cell>
          <table:table-cell table:formula="of:=([.L35]+[.M35]+[.N35]+[.O35])/4" office:value-type="float" office:value="212837">
            <text:p>212837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35]+[.R35]+[.S35]+[.T35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36]+[.B36]+[.C36]+[.D36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36]+[.G36]+[.H36]+[.I36])/4" office:value-type="float" office:value="200044">
            <text:p>200044</text:p>
          </table:table-cell>
          <table:table-cell/>
          <table:table-cell office:value-type="float" office:value="226696">
            <text:p>226696</text:p>
          </table:table-cell>
          <table:table-cell office:value-type="float" office:value="200164">
            <text:p>200164</text:p>
          </table:table-cell>
          <table:table-cell office:value-type="float" office:value="200112">
            <text:p>200112</text:p>
          </table:table-cell>
          <table:table-cell office:value-type="float" office:value="200048">
            <text:p>200048</text:p>
          </table:table-cell>
          <table:table-cell table:formula="of:=([.L36]+[.M36]+[.N36]+[.O36])/4" office:value-type="float" office:value="206755">
            <text:p>206755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36]+[.R36]+[.S36]+[.T36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37]+[.B37]+[.C37]+[.D37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37]+[.G37]+[.H37]+[.I37])/4" office:value-type="float" office:value="200044">
            <text:p>200044</text:p>
          </table:table-cell>
          <table:table-cell/>
          <table:table-cell office:value-type="float" office:value="200144">
            <text:p>200144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37]+[.M37]+[.N37]+[.O37])/4" office:value-type="float" office:value="200069">
            <text:p>200069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37]+[.R37]+[.S37]+[.T37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38]+[.B38]+[.C38]+[.D38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38]+[.G38]+[.H38]+[.I38])/4" office:value-type="float" office:value="200044">
            <text:p>200044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38]+[.M38]+[.N38]+[.O38])/4" office:value-type="float" office:value="200044">
            <text:p>200044</text:p>
          </table:table-cell>
          <table:table-cell office:value-type="float" office:value="200028">
            <text:p>200028</text:p>
          </table:table-cell>
          <table:table-cell office:value-type="float" office:value="285736">
            <text:p>285736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38]+[.R38]+[.S38]+[.T38])/4" office:value-type="float" office:value="221456">
            <text:p>221456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39]+[.B39]+[.C39]+[.D39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39]+[.G39]+[.H39]+[.I39])/4" office:value-type="float" office:value="200044">
            <text:p>200044</text:p>
          </table:table-cell>
          <table:table-cell/>
          <table:table-cell table:number-columns-repeated="2" office:value-type="float" office:value="200044">
            <text:p>200044</text:p>
          </table:table-cell>
          <table:table-cell office:value-type="float" office:value="230952">
            <text:p>230952</text:p>
          </table:table-cell>
          <table:table-cell office:value-type="float" office:value="200044">
            <text:p>200044</text:p>
          </table:table-cell>
          <table:table-cell table:formula="of:=([.L39]+[.M39]+[.N39]+[.O39])/4" office:value-type="float" office:value="207771">
            <text:p>207771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39]+[.R39]+[.S39]+[.T39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40]+[.B40]+[.C40]+[.D40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40]+[.G40]+[.H40]+[.I40])/4" office:value-type="float" office:value="200044">
            <text:p>200044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156">
            <text:p>200156</text:p>
          </table:table-cell>
          <table:table-cell office:value-type="float" office:value="225908">
            <text:p>225908</text:p>
          </table:table-cell>
          <table:table-cell table:formula="of:=([.L40]+[.M40]+[.N40]+[.O40])/4" office:value-type="float" office:value="206540">
            <text:p>206540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40]+[.R40]+[.S40]+[.T40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41]+[.B41]+[.C41]+[.D41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9228">
            <text:p>209228</text:p>
          </table:table-cell>
          <table:table-cell table:number-columns-repeated="2" office:value-type="float" office:value="200044">
            <text:p>200044</text:p>
          </table:table-cell>
          <table:table-cell table:formula="of:=([.F41]+[.G41]+[.H41]+[.I41])/4" office:value-type="float" office:value="202340">
            <text:p>202340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41]+[.M41]+[.N41]+[.O41])/4" office:value-type="float" office:value="200061">
            <text:p>200061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41]+[.R41]+[.S41]+[.T41])/4" office:value-type="float" office:value="200031">
            <text:p>20003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42]+[.B42]+[.C42]+[.D42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42]+[.G42]+[.H42]+[.I42])/4" office:value-type="float" office:value="200047">
            <text:p>200047</text:p>
          </table:table-cell>
          <table:table-cell/>
          <table:table-cell table:number-columns-repeated="2"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42]+[.M42]+[.N42]+[.O42])/4" office:value-type="float" office:value="200043">
            <text:p>200043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42]+[.R42]+[.S42]+[.T42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43]+[.B43]+[.C43]+[.D43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43]+[.G43]+[.H43]+[.I43])/4" office:value-type="float" office:value="200047">
            <text:p>200047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25800">
            <text:p>225800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43]+[.M43]+[.N43]+[.O43])/4" office:value-type="float" office:value="206482">
            <text:p>206482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43]+[.R43]+[.S43]+[.T43])/4" office:value-type="float" office:value="200031">
            <text:p>20003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44]+[.B44]+[.C44]+[.D44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44]+[.G44]+[.H44]+[.I44])/4" office:value-type="float" office:value="200044">
            <text:p>200044</text:p>
          </table:table-cell>
          <table:table-cell/>
          <table:table-cell office:value-type="float" office:value="226096">
            <text:p>226096</text:p>
          </table:table-cell>
          <table:table-cell office:value-type="float" office:value="200156">
            <text:p>200156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44]+[.M44]+[.N44]+[.O44])/4" office:value-type="float" office:value="206584">
            <text:p>206584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44]+[.R44]+[.S44]+[.T44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45]+[.B45]+[.C45]+[.D45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45]+[.G45]+[.H45]+[.I45])/4" office:value-type="float" office:value="200044">
            <text:p>200044</text:p>
          </table:table-cell>
          <table:table-cell/>
          <table:table-cell office:value-type="float" office:value="200140">
            <text:p>200140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45]+[.M45]+[.N45]+[.O45])/4" office:value-type="float" office:value="200068">
            <text:p>200068</text:p>
          </table:table-cell>
          <table:table-cell office:value-type="float" office:value="211432">
            <text:p>211432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45]+[.R45]+[.S45]+[.T45])/4" office:value-type="float" office:value="202881">
            <text:p>20288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46]+[.B46]+[.C46]+[.D46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46]+[.G46]+[.H46]+[.I46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46]+[.M46]+[.N46]+[.O46])/4" office:value-type="float" office:value="200043">
            <text:p>200043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46]+[.R46]+[.S46]+[.T46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47]+[.B47]+[.C47]+[.D47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47]+[.G47]+[.H47]+[.I47])/4" office:value-type="float" office:value="200044">
            <text:p>200044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25468">
            <text:p>225468</text:p>
          </table:table-cell>
          <table:table-cell office:value-type="float" office:value="200044">
            <text:p>200044</text:p>
          </table:table-cell>
          <table:table-cell table:formula="of:=([.L47]+[.M47]+[.N47]+[.O47])/4" office:value-type="float" office:value="206402">
            <text:p>206402</text:p>
          </table:table-cell>
          <table:table-cell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47]+[.R47]+[.S47]+[.T47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48]+[.B48]+[.C48]+[.D48])/4" office:value-type="float" office:value="200026">
            <text:p>200026</text:p>
          </table:table-cell>
          <table:table-cell office:value-type="float" office:value="207136">
            <text:p>207136</text:p>
          </table:table-cell>
          <table:table-cell table:number-columns-repeated="3" office:value-type="float" office:value="200044">
            <text:p>200044</text:p>
          </table:table-cell>
          <table:table-cell table:formula="of:=([.F48]+[.G48]+[.H48]+[.I48])/4" office:value-type="float" office:value="201817">
            <text:p>201817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00144">
            <text:p>200144</text:p>
          </table:table-cell>
          <table:table-cell office:value-type="float" office:value="225796">
            <text:p>225796</text:p>
          </table:table-cell>
          <table:table-cell table:formula="of:=([.L48]+[.M48]+[.N48]+[.O48])/4" office:value-type="float" office:value="206508">
            <text:p>206508</text:p>
          </table:table-cell>
          <table:table-cell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48]+[.R48]+[.S48]+[.T48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49]+[.B49]+[.C49]+[.D49])/4" office:value-type="float" office:value="200026">
            <text:p>200026</text:p>
          </table:table-cell>
          <table:table-cell office:value-type="float" office:value="206736">
            <text:p>206736</text:p>
          </table:table-cell>
          <table:table-cell table:number-columns-repeated="3" office:value-type="float" office:value="200044">
            <text:p>200044</text:p>
          </table:table-cell>
          <table:table-cell table:formula="of:=([.F49]+[.G49]+[.H49]+[.I49])/4" office:value-type="float" office:value="201717">
            <text:p>201717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49]+[.M49]+[.N49]+[.O49])/4" office:value-type="float" office:value="200060">
            <text:p>200060</text:p>
          </table:table-cell>
          <table:table-cell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49]+[.R49]+[.S49]+[.T49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50]+[.B50]+[.C50]+[.D50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0]+[.G50]+[.H50]+[.I50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23612">
            <text:p>223612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50]+[.M50]+[.N50]+[.O50])/4" office:value-type="float" office:value="205936">
            <text:p>205936</text:p>
          </table:table-cell>
          <table:table-cell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50]+[.R50]+[.S50]+[.T50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51]+[.B51]+[.C51]+[.D51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44">
            <text:p>200044</text:p>
          </table:table-cell>
          <table:table-cell table:formula="of:=([.F51]+[.G51]+[.H51]+[.I51])/4" office:value-type="float" office:value="200047">
            <text:p>200047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156">
            <text:p>200156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51]+[.M51]+[.N51]+[.O51])/4" office:value-type="float" office:value="200070">
            <text:p>200070</text:p>
          </table:table-cell>
          <table:table-cell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51]+[.R51]+[.S51]+[.T51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52]+[.B52]+[.C52]+[.D52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2]+[.G52]+[.H52]+[.I52])/4" office:value-type="float" office:value="200044">
            <text:p>200044</text:p>
          </table:table-cell>
          <table:table-cell/>
          <table:table-cell office:value-type="float" office:value="225944">
            <text:p>225944</text:p>
          </table:table-cell>
          <table:table-cell office:value-type="float" office:value="200048">
            <text:p>200048</text:p>
          </table:table-cell>
          <table:table-cell office:value-type="float" office:value="283572">
            <text:p>283572</text:p>
          </table:table-cell>
          <table:table-cell office:value-type="float" office:value="200048">
            <text:p>200048</text:p>
          </table:table-cell>
          <table:table-cell table:formula="of:=([.L52]+[.M52]+[.N52]+[.O52])/4" office:value-type="float" office:value="227403">
            <text:p>227403</text:p>
          </table:table-cell>
          <table:table-cell office:value-type="float" office:value="200032">
            <text:p>200032</text:p>
          </table:table-cell>
          <table:table-cell office:value-type="float" office:value="208400">
            <text:p>208400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52]+[.R52]+[.S52]+[.T52])/4" office:value-type="float" office:value="202123">
            <text:p>202123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53]+[.B53]+[.C53]+[.D53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3]+[.G53]+[.H53]+[.I53])/4" office:value-type="float" office:value="200044">
            <text:p>200044</text:p>
          </table:table-cell>
          <table:table-cell/>
          <table:table-cell office:value-type="float" office:value="200136">
            <text:p>200136</text:p>
          </table:table-cell>
          <table:table-cell table:number-columns-repeated="2"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table:formula="of:=([.L53]+[.M53]+[.N53]+[.O53])/4" office:value-type="float" office:value="200068">
            <text:p>200068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53]+[.R53]+[.S53]+[.T53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54]+[.B54]+[.C54]+[.D54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4]+[.G54]+[.H54]+[.I54])/4" office:value-type="float" office:value="200044">
            <text:p>200044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27132">
            <text:p>227132</text:p>
          </table:table-cell>
          <table:table-cell office:value-type="float" office:value="200044">
            <text:p>200044</text:p>
          </table:table-cell>
          <table:table-cell table:formula="of:=([.L54]+[.M54]+[.N54]+[.O54])/4" office:value-type="float" office:value="206817">
            <text:p>206817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54]+[.R54]+[.S54]+[.T54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55]+[.B55]+[.C55]+[.D55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5]+[.G55]+[.H55]+[.I55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12212">
            <text:p>212212</text:p>
          </table:table-cell>
          <table:table-cell office:value-type="float" office:value="200144">
            <text:p>200144</text:p>
          </table:table-cell>
          <table:table-cell office:value-type="float" office:value="200048">
            <text:p>200048</text:p>
          </table:table-cell>
          <table:table-cell table:formula="of:=([.L55]+[.M55]+[.N55]+[.O55])/4" office:value-type="float" office:value="203113">
            <text:p>203113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9752">
            <text:p>209752</text:p>
          </table:table-cell>
          <table:table-cell office:value-type="float" office:value="208260">
            <text:p>208260</text:p>
          </table:table-cell>
          <table:table-cell table:formula="of:=([.Q55]+[.R55]+[.S55]+[.T55])/4" office:value-type="float" office:value="204517">
            <text:p>204517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56]+[.B56]+[.C56]+[.D56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6]+[.G56]+[.H56]+[.I56])/4" office:value-type="float" office:value="200044">
            <text:p>200044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23520">
            <text:p>223520</text:p>
          </table:table-cell>
          <table:table-cell table:formula="of:=([.L56]+[.M56]+[.N56]+[.O56])/4" office:value-type="float" office:value="205915">
            <text:p>205915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table:formula="of:=([.Q56]+[.R56]+[.S56]+[.T56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57]+[.B57]+[.C57]+[.D57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57]+[.G57]+[.H57]+[.I57])/4" office:value-type="float" office:value="200044">
            <text:p>200044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108">
            <text:p>200108</text:p>
          </table:table-cell>
          <table:table-cell table:formula="of:=([.L57]+[.M57]+[.N57]+[.O57])/4" office:value-type="float" office:value="200059">
            <text:p>200059</text:p>
          </table:table-cell>
          <table:table-cell table:number-columns-repeated="2"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table:formula="of:=([.Q57]+[.R57]+[.S57]+[.T57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58]+[.B58]+[.C58]+[.D58])/4" office:value-type="float" office:value="200026">
            <text:p>200026</text:p>
          </table:table-cell>
          <table:table-cell table:number-columns-repeated="2" office:value-type="float" office:value="200044">
            <text:p>200044</text:p>
          </table:table-cell>
          <table:table-cell office:value-type="float" office:value="206620">
            <text:p>206620</text:p>
          </table:table-cell>
          <table:table-cell office:value-type="float" office:value="207176">
            <text:p>207176</text:p>
          </table:table-cell>
          <table:table-cell table:formula="of:=([.F58]+[.G58]+[.H58]+[.I58])/4" office:value-type="float" office:value="203471">
            <text:p>203471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50852">
            <text:p>250852</text:p>
          </table:table-cell>
          <table:table-cell office:value-type="float" office:value="200036">
            <text:p>200036</text:p>
          </table:table-cell>
          <table:table-cell office:value-type="float" office:value="209864">
            <text:p>209864</text:p>
          </table:table-cell>
          <table:table-cell table:formula="of:=([.L58]+[.M58]+[.N58]+[.O58])/4" office:value-type="float" office:value="215200">
            <text:p>215200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table:formula="of:=([.Q58]+[.R58]+[.S58]+[.T58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59]+[.B59]+[.C59]+[.D59])/4" office:value-type="float" office:value="200026">
            <text:p>200026</text:p>
          </table:table-cell>
          <table:table-cell table:number-columns-repeated="2"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table:formula="of:=([.F59]+[.G59]+[.H59]+[.I59])/4" office:value-type="float" office:value="200045">
            <text:p>200045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412">
            <text:p>200412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formula="of:=([.L59]+[.M59]+[.N59]+[.O59])/4" office:value-type="float" office:value="200138">
            <text:p>200138</text:p>
          </table:table-cell>
          <table:table-cell table:number-columns-repeated="2"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table:formula="of:=([.Q59]+[.R59]+[.S59]+[.T59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60]+[.B60]+[.C60]+[.D60])/4" office:value-type="float" office:value="200026">
            <text:p>200026</text:p>
          </table:table-cell>
          <table:table-cell table:number-columns-repeated="2"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office:value-type="float" office:value="200044">
            <text:p>200044</text:p>
          </table:table-cell>
          <table:table-cell table:formula="of:=([.F60]+[.G60]+[.H60]+[.I60])/4" office:value-type="float" office:value="200043">
            <text:p>200043</text:p>
          </table:table-cell>
          <table:table-cell/>
          <table:table-cell office:value-type="float" office:value="223628">
            <text:p>223628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60]+[.M60]+[.N60]+[.O60])/4" office:value-type="float" office:value="205940">
            <text:p>205940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table:formula="of:=([.Q60]+[.R60]+[.S60]+[.T60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61]+[.B61]+[.C61]+[.D61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61]+[.G61]+[.H61]+[.I61])/4" office:value-type="float" office:value="200044">
            <text:p>200044</text:p>
          </table:table-cell>
          <table:table-cell/>
          <table:table-cell office:value-type="float" office:value="200132">
            <text:p>200132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61]+[.M61]+[.N61]+[.O61])/4" office:value-type="float" office:value="200064">
            <text:p>200064</text:p>
          </table:table-cell>
          <table:table-cell table:number-columns-repeated="2"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table:formula="of:=([.Q61]+[.R61]+[.S61]+[.T61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62]+[.B62]+[.C62]+[.D62])/4" office:value-type="float" office:value="200026">
            <text:p>200026</text:p>
          </table:table-cell>
          <table:table-cell table:number-columns-repeated="4" office:value-type="float" office:value="200044">
            <text:p>200044</text:p>
          </table:table-cell>
          <table:table-cell table:formula="of:=([.F62]+[.G62]+[.H62]+[.I62])/4" office:value-type="float" office:value="200044">
            <text:p>200044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24784">
            <text:p>224784</text:p>
          </table:table-cell>
          <table:table-cell office:value-type="float" office:value="200048">
            <text:p>200048</text:p>
          </table:table-cell>
          <table:table-cell table:formula="of:=([.L62]+[.M62]+[.N62]+[.O62])/4" office:value-type="float" office:value="206232">
            <text:p>206232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28">
            <text:p>200028</text:p>
          </table:table-cell>
          <table:table-cell table:formula="of:=([.Q62]+[.R62]+[.S62]+[.T62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63]+[.B63]+[.C63]+[.D63])/4" office:value-type="float" office:value="200026">
            <text:p>200026</text:p>
          </table:table-cell>
          <table:table-cell office:value-type="float" office:value="207312">
            <text:p>207312</text:p>
          </table:table-cell>
          <table:table-cell table:number-columns-repeated="3" office:value-type="float" office:value="200044">
            <text:p>200044</text:p>
          </table:table-cell>
          <table:table-cell table:formula="of:=([.F63]+[.G63]+[.H63]+[.I63])/4" office:value-type="float" office:value="201861">
            <text:p>201861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00152">
            <text:p>200152</text:p>
          </table:table-cell>
          <table:table-cell office:value-type="float" office:value="200048">
            <text:p>200048</text:p>
          </table:table-cell>
          <table:table-cell table:formula="of:=([.L63]+[.M63]+[.N63]+[.O63])/4" office:value-type="float" office:value="200073">
            <text:p>200073</text:p>
          </table:table-cell>
          <table:table-cell table:number-columns-repeated="2"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table:formula="of:=([.Q63]+[.R63]+[.S63]+[.T63])/4" office:value-type="float" office:value="200030">
            <text:p>200030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64]+[.B64]+[.C64]+[.D64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64]+[.G64]+[.H64]+[.I64])/4" office:value-type="float" office:value="200042">
            <text:p>200042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26656">
            <text:p>226656</text:p>
          </table:table-cell>
          <table:table-cell table:formula="of:=([.L64]+[.M64]+[.N64]+[.O64])/4" office:value-type="float" office:value="206696">
            <text:p>206696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30556">
            <text:p>230556</text:p>
          </table:table-cell>
          <table:table-cell office:value-type="float" office:value="200028">
            <text:p>200028</text:p>
          </table:table-cell>
          <table:table-cell table:formula="of:=([.Q64]+[.R64]+[.S64]+[.T64])/4" office:value-type="float" office:value="207662">
            <text:p>207662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65]+[.B65]+[.C65]+[.D65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44">
            <text:p>200044</text:p>
          </table:table-cell>
          <table:table-cell table:formula="of:=([.F65]+[.G65]+[.H65]+[.I65])/4" office:value-type="float" office:value="200043">
            <text:p>200043</text:p>
          </table:table-cell>
          <table:table-cell/>
          <table:table-cell office:value-type="float" office:value="212772">
            <text:p>212772</text:p>
          </table:table-cell>
          <table:table-cell office:value-type="float" office:value="200048">
            <text:p>200048</text:p>
          </table:table-cell>
          <table:table-cell office:value-type="float" office:value="210052">
            <text:p>210052</text:p>
          </table:table-cell>
          <table:table-cell office:value-type="float" office:value="200120">
            <text:p>200120</text:p>
          </table:table-cell>
          <table:table-cell table:formula="of:=([.L65]+[.M65]+[.N65]+[.O65])/4" office:value-type="float" office:value="205748">
            <text:p>205748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84">
            <text:p>200084</text:p>
          </table:table-cell>
          <table:table-cell office:value-type="float" office:value="200032">
            <text:p>200032</text:p>
          </table:table-cell>
          <table:table-cell table:formula="of:=([.Q65]+[.R65]+[.S65]+[.T65])/4" office:value-type="float" office:value="200043">
            <text:p>200043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66]+[.B66]+[.C66]+[.D66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66]+[.G66]+[.H66]+[.I66])/4" office:value-type="float" office:value="200042">
            <text:p>200042</text:p>
          </table:table-cell>
          <table:table-cell/>
          <table:table-cell office:value-type="float" office:value="200060">
            <text:p>200060</text:p>
          </table:table-cell>
          <table:table-cell office:value-type="float" office:value="227144">
            <text:p>227144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formula="of:=([.L66]+[.M66]+[.N66]+[.O66])/4" office:value-type="float" office:value="206827">
            <text:p>206827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66]+[.R66]+[.S66]+[.T66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67]+[.B67]+[.C67]+[.D67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67]+[.G67]+[.H67]+[.I67])/4" office:value-type="float" office:value="200042">
            <text:p>200042</text:p>
          </table:table-cell>
          <table:table-cell/>
          <table:table-cell office:value-type="float" office:value="226656">
            <text:p>226656</text:p>
          </table:table-cell>
          <table:table-cell office:value-type="float" office:value="200164">
            <text:p>200164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67]+[.M67]+[.N67]+[.O67])/4" office:value-type="float" office:value="206725">
            <text:p>206725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67]+[.R67]+[.S67]+[.T67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68]+[.B68]+[.C68]+[.D68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68]+[.G68]+[.H68]+[.I68])/4" office:value-type="float" office:value="200042">
            <text:p>200042</text:p>
          </table:table-cell>
          <table:table-cell/>
          <table:table-cell office:value-type="float" office:value="200152">
            <text:p>200152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68]+[.M68]+[.N68]+[.O68])/4" office:value-type="float" office:value="200071">
            <text:p>200071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68]+[.R68]+[.S68]+[.T68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69]+[.B69]+[.C69]+[.D69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44">
            <text:p>200044</text:p>
          </table:table-cell>
          <table:table-cell table:formula="of:=([.F69]+[.G69]+[.H69]+[.I69])/4" office:value-type="float" office:value="200043">
            <text:p>200043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69]+[.M69]+[.N69]+[.O69])/4" office:value-type="float" office:value="200044">
            <text:p>200044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69]+[.R69]+[.S69]+[.T69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70]+[.B70]+[.C70]+[.D70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70]+[.G70]+[.H70]+[.I70])/4" office:value-type="float" office:value="200042">
            <text:p>200042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28020">
            <text:p>228020</text:p>
          </table:table-cell>
          <table:table-cell office:value-type="float" office:value="200044">
            <text:p>200044</text:p>
          </table:table-cell>
          <table:table-cell table:formula="of:=([.L70]+[.M70]+[.N70]+[.O70])/4" office:value-type="float" office:value="207039">
            <text:p>207039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70]+[.R70]+[.S70]+[.T70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71]+[.B71]+[.C71]+[.D71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71]+[.G71]+[.H71]+[.I71])/4" office:value-type="float" office:value="200042">
            <text:p>200042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00152">
            <text:p>200152</text:p>
          </table:table-cell>
          <table:table-cell office:value-type="float" office:value="200048">
            <text:p>200048</text:p>
          </table:table-cell>
          <table:table-cell table:formula="of:=([.L71]+[.M71]+[.N71]+[.O71])/4" office:value-type="float" office:value="200073">
            <text:p>200073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71]+[.R71]+[.S71]+[.T71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72]+[.B72]+[.C72]+[.D72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81508">
            <text:p>281508</text:p>
          </table:table-cell>
          <table:table-cell table:number-columns-repeated="2" office:value-type="float" office:value="200044">
            <text:p>200044</text:p>
          </table:table-cell>
          <table:table-cell table:formula="of:=([.F72]+[.G72]+[.H72]+[.I72])/4" office:value-type="float" office:value="220410">
            <text:p>220410</text:p>
          </table:table-cell>
          <table:table-cell/>
          <table:table-cell table:number-columns-repeated="2"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26212">
            <text:p>226212</text:p>
          </table:table-cell>
          <table:table-cell table:formula="of:=([.L72]+[.M72]+[.N72]+[.O72])/4" office:value-type="float" office:value="206584">
            <text:p>206584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72]+[.R72]+[.S72]+[.T72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73]+[.B73]+[.C73]+[.D73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330028">
            <text:p>330028</text:p>
          </table:table-cell>
          <table:table-cell table:number-columns-repeated="2" office:value-type="float" office:value="200044">
            <text:p>200044</text:p>
          </table:table-cell>
          <table:table-cell table:formula="of:=([.F73]+[.G73]+[.H73]+[.I73])/4" office:value-type="float" office:value="232540">
            <text:p>232540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73]+[.M73]+[.N73]+[.O73])/4" office:value-type="float" office:value="200061">
            <text:p>200061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73]+[.R73]+[.S73]+[.T73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74]+[.B74]+[.C74]+[.D74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44">
            <text:p>200044</text:p>
          </table:table-cell>
          <table:table-cell table:formula="of:=([.F74]+[.G74]+[.H74]+[.I74])/4" office:value-type="float" office:value="200045">
            <text:p>200045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26244">
            <text:p>2262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74]+[.M74]+[.N74]+[.O74])/4" office:value-type="float" office:value="206594">
            <text:p>206594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74]+[.R74]+[.S74]+[.T74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75]+[.B75]+[.C75]+[.D75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75]+[.G75]+[.H75]+[.I75])/4" office:value-type="float" office:value="200042">
            <text:p>200042</text:p>
          </table:table-cell>
          <table:table-cell/>
          <table:table-cell office:value-type="float" office:value="226232">
            <text:p>226232</text:p>
          </table:table-cell>
          <table:table-cell office:value-type="float" office:value="200156">
            <text:p>200156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75]+[.M75]+[.N75]+[.O75])/4" office:value-type="float" office:value="206617">
            <text:p>206617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75]+[.R75]+[.S75]+[.T75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76]+[.B76]+[.C76]+[.D76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25956">
            <text:p>225956</text:p>
          </table:table-cell>
          <table:table-cell office:value-type="float" office:value="200044">
            <text:p>200044</text:p>
          </table:table-cell>
          <table:table-cell table:formula="of:=([.F76]+[.G76]+[.H76]+[.I76])/4" office:value-type="float" office:value="206520">
            <text:p>206520</text:p>
          </table:table-cell>
          <table:table-cell/>
          <table:table-cell office:value-type="float" office:value="200144">
            <text:p>200144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76]+[.M76]+[.N76]+[.O76])/4" office:value-type="float" office:value="200069">
            <text:p>200069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76]+[.R76]+[.S76]+[.T76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77]+[.B77]+[.C77]+[.D77])/4" office:value-type="float" office:value="200026">
            <text:p>200026</text:p>
          </table:table-cell>
          <table:table-cell office:value-type="float" office:value="206640">
            <text:p>206640</text:p>
          </table:table-cell>
          <table:table-cell office:value-type="float" office:value="200036">
            <text:p>200036</text:p>
          </table:table-cell>
          <table:table-cell office:value-type="float" office:value="200264">
            <text:p>200264</text:p>
          </table:table-cell>
          <table:table-cell office:value-type="float" office:value="200044">
            <text:p>200044</text:p>
          </table:table-cell>
          <table:table-cell table:formula="of:=([.F77]+[.G77]+[.H77]+[.I77])/4" office:value-type="float" office:value="201746">
            <text:p>201746</text:p>
          </table:table-cell>
          <table:table-cell/>
          <table:table-cell table:number-columns-repeated="2"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77]+[.M77]+[.N77]+[.O77])/4" office:value-type="float" office:value="200043">
            <text:p>200043</text:p>
          </table:table-cell>
          <table:table-cell office:value-type="float" office:value="210464">
            <text:p>210464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77]+[.R77]+[.S77]+[.T77])/4" office:value-type="float" office:value="202638">
            <text:p>202638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78]+[.B78]+[.C78]+[.D78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44">
            <text:p>200044</text:p>
          </table:table-cell>
          <table:table-cell table:formula="of:=([.F78]+[.G78]+[.H78]+[.I78])/4" office:value-type="float" office:value="200043">
            <text:p>200043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27044">
            <text:p>227044</text:p>
          </table:table-cell>
          <table:table-cell office:value-type="float" office:value="200040">
            <text:p>200040</text:p>
          </table:table-cell>
          <table:table-cell table:formula="of:=([.L78]+[.M78]+[.N78]+[.O78])/4" office:value-type="float" office:value="206795">
            <text:p>206795</text:p>
          </table:table-cell>
          <table:table-cell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78]+[.R78]+[.S78]+[.T78])/4" office:value-type="float" office:value="200030">
            <text:p>200030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79]+[.B79]+[.C79]+[.D79])/4" office:value-type="float" office:value="200026">
            <text:p>200026</text:p>
          </table:table-cell>
          <table:table-cell office:value-type="float" office:value="210556">
            <text:p>210556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79]+[.G79]+[.H79]+[.I79])/4" office:value-type="float" office:value="202670">
            <text:p>202670</text:p>
          </table:table-cell>
          <table:table-cell/>
          <table:table-cell office:value-type="float" office:value="200040">
            <text:p>200040</text:p>
          </table:table-cell>
          <table:table-cell office:value-type="float" office:value="200048">
            <text:p>200048</text:p>
          </table:table-cell>
          <table:table-cell office:value-type="float" office:value="200148">
            <text:p>200148</text:p>
          </table:table-cell>
          <table:table-cell office:value-type="float" office:value="225836">
            <text:p>225836</text:p>
          </table:table-cell>
          <table:table-cell table:formula="of:=([.L79]+[.M79]+[.N79]+[.O79])/4" office:value-type="float" office:value="206518">
            <text:p>206518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79]+[.R79]+[.S79]+[.T79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80]+[.B80]+[.C80]+[.D80])/4" office:value-type="float" office:value="200026">
            <text:p>200026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0]+[.G80]+[.H80]+[.I80])/4" office:value-type="float" office:value="200043">
            <text:p>200043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80]+[.M80]+[.N80]+[.O80])/4" office:value-type="float" office:value="200060">
            <text:p>200060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80]+[.R80]+[.S80]+[.T80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81]+[.B81]+[.C81]+[.D81])/4" office:value-type="float" office:value="200026">
            <text:p>200026</text:p>
          </table:table-cell>
          <table:table-cell office:value-type="float" office:value="200040">
            <text:p>200040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1]+[.G81]+[.H81]+[.I81])/4" office:value-type="float" office:value="200041">
            <text:p>200041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81]+[.M81]+[.N81]+[.O81])/4" office:value-type="float" office:value="200045">
            <text:p>200045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81]+[.R81]+[.S81]+[.T81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82]+[.B82]+[.C82]+[.D82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44">
            <text:p>200044</text:p>
          </table:table-cell>
          <table:table-cell table:formula="of:=([.F82]+[.G82]+[.H82]+[.I82])/4" office:value-type="float" office:value="200043">
            <text:p>200043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23832">
            <text:p>223832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82]+[.M82]+[.N82]+[.O82])/4" office:value-type="float" office:value="205989">
            <text:p>205989</text:p>
          </table:table-cell>
          <table:table-cell table:number-columns-repeated="3"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82]+[.R82]+[.S82]+[.T82])/4" office:value-type="float" office:value="200031">
            <text:p>200031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83]+[.B83]+[.C83]+[.D83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3]+[.G83]+[.H83]+[.I83])/4" office:value-type="float" office:value="200042">
            <text:p>200042</text:p>
          </table:table-cell>
          <table:table-cell/>
          <table:table-cell office:value-type="float" office:value="223508">
            <text:p>223508</text:p>
          </table:table-cell>
          <table:table-cell office:value-type="float" office:value="200156">
            <text:p>200156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83]+[.M83]+[.N83]+[.O83])/4" office:value-type="float" office:value="205937">
            <text:p>205937</text:p>
          </table:table-cell>
          <table:table-cell table:number-columns-repeated="3"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83]+[.R83]+[.S83]+[.T83])/4" office:value-type="float" office:value="200029">
            <text:p>200029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84]+[.B84]+[.C84]+[.D84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4]+[.G84]+[.H84]+[.I84])/4" office:value-type="float" office:value="200042">
            <text:p>200042</text:p>
          </table:table-cell>
          <table:table-cell/>
          <table:table-cell office:value-type="float" office:value="200132">
            <text:p>200132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84]+[.M84]+[.N84]+[.O84])/4" office:value-type="float" office:value="200065">
            <text:p>200065</text:p>
          </table:table-cell>
          <table:table-cell office:value-type="float" office:value="200032">
            <text:p>200032</text:p>
          </table:table-cell>
          <table:table-cell office:value-type="float" office:value="334360">
            <text:p>334360</text:p>
          </table:table-cell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formula="of:=([.Q84]+[.R84]+[.S84]+[.T84])/4" office:value-type="float" office:value="233613">
            <text:p>233613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85]+[.B85]+[.C85]+[.D85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5]+[.G85]+[.H85]+[.I85])/4" office:value-type="float" office:value="200042">
            <text:p>200042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26884">
            <text:p>226884</text:p>
          </table:table-cell>
          <table:table-cell office:value-type="float" office:value="200044">
            <text:p>200044</text:p>
          </table:table-cell>
          <table:table-cell table:formula="of:=([.L85]+[.M85]+[.N85]+[.O85])/4" office:value-type="float" office:value="206756">
            <text:p>206756</text:p>
          </table:table-cell>
          <table:table-cell office:value-type="float" office:value="200028">
            <text:p>200028</text:p>
          </table:table-cell>
          <table:table-cell office:value-type="float" office:value="200056">
            <text:p>200056</text:p>
          </table:table-cell>
          <table:table-cell office:value-type="float" office:value="200028">
            <text:p>200028</text:p>
          </table:table-cell>
          <table:table-cell office:value-type="float" office:value="200032">
            <text:p>200032</text:p>
          </table:table-cell>
          <table:table-cell table:formula="of:=([.Q85]+[.R85]+[.S85]+[.T85])/4" office:value-type="float" office:value="200036">
            <text:p>200036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86]+[.B86]+[.C86]+[.D86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44">
            <text:p>200044</text:p>
          </table:table-cell>
          <table:table-cell table:formula="of:=([.F86]+[.G86]+[.H86]+[.I86])/4" office:value-type="float" office:value="200043">
            <text:p>200043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10816">
            <text:p>210816</text:p>
          </table:table-cell>
          <table:table-cell office:value-type="float" office:value="200148">
            <text:p>200148</text:p>
          </table:table-cell>
          <table:table-cell office:value-type="float" office:value="200048">
            <text:p>200048</text:p>
          </table:table-cell>
          <table:table-cell table:formula="of:=([.L86]+[.M86]+[.N86]+[.O86])/4" office:value-type="float" office:value="202764">
            <text:p>202764</text:p>
          </table:table-cell>
          <table:table-cell office:value-type="float" office:value="200032">
            <text:p>200032</text:p>
          </table:table-cell>
          <table:table-cell office:value-type="float" office:value="205728">
            <text:p>205728</text:p>
          </table:table-cell>
          <table:table-cell office:value-type="float" office:value="200032">
            <text:p>200032</text:p>
          </table:table-cell>
          <table:table-cell office:value-type="float" office:value="210536">
            <text:p>210536</text:p>
          </table:table-cell>
          <table:table-cell table:formula="of:=([.Q86]+[.R86]+[.S86]+[.T86])/4" office:value-type="float" office:value="204082">
            <text:p>204082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87]+[.B87]+[.C87]+[.D87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7]+[.G87]+[.H87]+[.I87])/4" office:value-type="float" office:value="200042">
            <text:p>200042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84">
            <text:p>200084</text:p>
          </table:table-cell>
          <table:table-cell office:value-type="float" office:value="200036">
            <text:p>200036</text:p>
          </table:table-cell>
          <table:table-cell office:value-type="float" office:value="224516">
            <text:p>224516</text:p>
          </table:table-cell>
          <table:table-cell table:formula="of:=([.L87]+[.M87]+[.N87]+[.O87])/4" office:value-type="float" office:value="206171">
            <text:p>206171</text:p>
          </table:table-cell>
          <table:table-cell table:number-columns-repeated="2" office:value-type="float" office:value="200028">
            <text:p>200028</text:p>
          </table:table-cell>
          <table:table-cell office:value-type="float" office:value="214468">
            <text:p>214468</text:p>
          </table:table-cell>
          <table:table-cell office:value-type="float" office:value="200028">
            <text:p>200028</text:p>
          </table:table-cell>
          <table:table-cell table:formula="of:=([.Q87]+[.R87]+[.S87]+[.T87])/4" office:value-type="float" office:value="203638">
            <text:p>203638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88]+[.B88]+[.C88]+[.D88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8]+[.G88]+[.H88]+[.I88])/4" office:value-type="float" office:value="200042">
            <text:p>200042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table:formula="of:=([.L88]+[.M88]+[.N88]+[.O88])/4" office:value-type="float" office:value="200060">
            <text:p>200060</text:p>
          </table:table-cell>
          <table:table-cell office:value-type="float" office:value="200032">
            <text:p>200032</text:p>
          </table:table-cell>
          <table:table-cell table:number-columns-repeated="3" office:value-type="float" office:value="200028">
            <text:p>200028</text:p>
          </table:table-cell>
          <table:table-cell table:formula="of:=([.Q88]+[.R88]+[.S88]+[.T88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89]+[.B89]+[.C89]+[.D89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89]+[.G89]+[.H89]+[.I89])/4" office:value-type="float" office:value="200042">
            <text:p>200042</text:p>
          </table:table-cell>
          <table:table-cell/>
          <table:table-cell office:value-type="float" office:value="239440">
            <text:p>239440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89]+[.M89]+[.N89]+[.O89])/4" office:value-type="float" office:value="209893">
            <text:p>209893</text:p>
          </table:table-cell>
          <table:table-cell office:value-type="float" office:value="200028">
            <text:p>200028</text:p>
          </table:table-cell>
          <table:table-cell table:number-columns-repeated="3" office:value-type="float" office:value="200032">
            <text:p>200032</text:p>
          </table:table-cell>
          <table:table-cell table:formula="of:=([.Q89]+[.R89]+[.S89]+[.T89])/4" office:value-type="float" office:value="200031">
            <text:p>20003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90]+[.B90]+[.C90]+[.D90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office:value-type="float" office:value="211368">
            <text:p>211368</text:p>
          </table:table-cell>
          <table:table-cell office:value-type="float" office:value="206608">
            <text:p>206608</text:p>
          </table:table-cell>
          <table:table-cell table:formula="of:=([.F90]+[.G90]+[.H90]+[.I90])/4" office:value-type="float" office:value="204515">
            <text:p>204515</text:p>
          </table:table-cell>
          <table:table-cell/>
          <table:table-cell office:value-type="float" office:value="200392">
            <text:p>200392</text:p>
          </table:table-cell>
          <table:table-cell office:value-type="float" office:value="227636">
            <text:p>227636</text:p>
          </table:table-cell>
          <table:table-cell office:value-type="float" office:value="200036">
            <text:p>200036</text:p>
          </table:table-cell>
          <table:table-cell office:value-type="float" office:value="212960">
            <text:p>212960</text:p>
          </table:table-cell>
          <table:table-cell table:formula="of:=([.L90]+[.M90]+[.N90]+[.O90])/4" office:value-type="float" office:value="210256">
            <text:p>210256</text:p>
          </table:table-cell>
          <table:table-cell office:value-type="float" office:value="200032">
            <text:p>200032</text:p>
          </table:table-cell>
          <table:table-cell table:number-columns-repeated="3" office:value-type="float" office:value="200028">
            <text:p>200028</text:p>
          </table:table-cell>
          <table:table-cell table:formula="of:=([.Q90]+[.R90]+[.S90]+[.T90])/4" office:value-type="float" office:value="200029">
            <text:p>200029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91]+[.B91]+[.C91]+[.D91])/4" office:value-type="float" office:value="200026">
            <text:p>200026</text:p>
          </table:table-cell>
          <table:table-cell office:value-type="float" office:value="218048">
            <text:p>218048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8">
            <text:p>200048</text:p>
          </table:table-cell>
          <table:table-cell table:formula="of:=([.F91]+[.G91]+[.H91]+[.I91])/4" office:value-type="float" office:value="204545">
            <text:p>204545</text:p>
          </table:table-cell>
          <table:table-cell/>
          <table:table-cell office:value-type="float" office:value="229204">
            <text:p>229204</text:p>
          </table:table-cell>
          <table:table-cell office:value-type="float" office:value="200164">
            <text:p>200164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formula="of:=([.L91]+[.M91]+[.N91]+[.O91])/4" office:value-type="float" office:value="207365">
            <text:p>207365</text:p>
          </table:table-cell>
          <table:table-cell office:value-type="float" office:value="200028">
            <text:p>200028</text:p>
          </table:table-cell>
          <table:table-cell table:number-columns-repeated="3" office:value-type="float" office:value="200032">
            <text:p>200032</text:p>
          </table:table-cell>
          <table:table-cell table:formula="of:=([.Q91]+[.R91]+[.S91]+[.T91])/4" office:value-type="float" office:value="200031">
            <text:p>200031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92]+[.B92]+[.C92]+[.D92])/4" office:value-type="float" office:value="200026">
            <text:p>200026</text:p>
          </table:table-cell>
          <table:table-cell office:value-type="float" office:value="200040">
            <text:p>200040</text:p>
          </table:table-cell>
          <table:table-cell office:value-type="float" office:value="200036">
            <text:p>200036</text:p>
          </table:table-cell>
          <table:table-cell office:value-type="float" office:value="200040">
            <text:p>200040</text:p>
          </table:table-cell>
          <table:table-cell office:value-type="float" office:value="200044">
            <text:p>200044</text:p>
          </table:table-cell>
          <table:table-cell table:formula="of:=([.F92]+[.G92]+[.H92]+[.I92])/4" office:value-type="float" office:value="200040">
            <text:p>200040</text:p>
          </table:table-cell>
          <table:table-cell/>
          <table:table-cell office:value-type="float" office:value="200144">
            <text:p>200144</text:p>
          </table:table-cell>
          <table:table-cell office:value-type="float" office:value="209132">
            <text:p>209132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92]+[.M92]+[.N92]+[.O92])/4" office:value-type="float" office:value="202340">
            <text:p>202340</text:p>
          </table:table-cell>
          <table:table-cell office:value-type="float" office:value="212500">
            <text:p>212500</text:p>
          </table:table-cell>
          <table:table-cell table:number-columns-repeated="3" office:value-type="float" office:value="200028">
            <text:p>200028</text:p>
          </table:table-cell>
          <table:table-cell table:formula="of:=([.Q92]+[.R92]+[.S92]+[.T92])/4" office:value-type="float" office:value="203146">
            <text:p>203146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93]+[.B93]+[.C93]+[.D93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93]+[.G93]+[.H93]+[.I93])/4" office:value-type="float" office:value="200042">
            <text:p>200042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732">
            <text:p>200732</text:p>
          </table:table-cell>
          <table:table-cell office:value-type="float" office:value="224896">
            <text:p>224896</text:p>
          </table:table-cell>
          <table:table-cell office:value-type="float" office:value="200044">
            <text:p>200044</text:p>
          </table:table-cell>
          <table:table-cell table:formula="of:=([.L93]+[.M93]+[.N93]+[.O93])/4" office:value-type="float" office:value="206429">
            <text:p>206429</text:p>
          </table:table-cell>
          <table:table-cell table:number-columns-repeated="4" office:value-type="float" office:value="200032">
            <text:p>200032</text:p>
          </table:table-cell>
          <table:table-cell table:formula="of:=([.Q93]+[.R93]+[.S93]+[.T93])/4" office:value-type="float" office:value="200032">
            <text:p>200032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94]+[.B94]+[.C94]+[.D94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44">
            <text:p>200044</text:p>
          </table:table-cell>
          <table:table-cell table:formula="of:=([.F94]+[.G94]+[.H94]+[.I94])/4" office:value-type="float" office:value="200043">
            <text:p>200043</text:p>
          </table:table-cell>
          <table:table-cell/>
          <table:table-cell table:number-columns-repeated="2" office:value-type="float" office:value="200048">
            <text:p>200048</text:p>
          </table:table-cell>
          <table:table-cell office:value-type="float" office:value="200144">
            <text:p>200144</text:p>
          </table:table-cell>
          <table:table-cell office:value-type="float" office:value="200048">
            <text:p>200048</text:p>
          </table:table-cell>
          <table:table-cell table:formula="of:=([.L94]+[.M94]+[.N94]+[.O94])/4" office:value-type="float" office:value="200072">
            <text:p>200072</text:p>
          </table:table-cell>
          <table:table-cell table:number-columns-repeated="4" office:value-type="float" office:value="200028">
            <text:p>200028</text:p>
          </table:table-cell>
          <table:table-cell table:formula="of:=([.Q94]+[.R94]+[.S94]+[.T94])/4" office:value-type="float" office:value="200028">
            <text:p>200028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95]+[.B95]+[.C95]+[.D95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95]+[.G95]+[.H95]+[.I95])/4" office:value-type="float" office:value="200042">
            <text:p>200042</text:p>
          </table:table-cell>
          <table:table-cell/>
          <table:table-cell office:value-type="float" office:value="200060">
            <text:p>200060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35356">
            <text:p>235356</text:p>
          </table:table-cell>
          <table:table-cell table:formula="of:=([.L95]+[.M95]+[.N95]+[.O95])/4" office:value-type="float" office:value="208874">
            <text:p>208874</text:p>
          </table:table-cell>
          <table:table-cell table:number-columns-repeated="4" office:value-type="float" office:value="200032">
            <text:p>200032</text:p>
          </table:table-cell>
          <table:table-cell table:formula="of:=([.Q95]+[.R95]+[.S95]+[.T95])/4" office:value-type="float" office:value="200032">
            <text:p>200032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96]+[.B96]+[.C96]+[.D96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96]+[.G96]+[.H96]+[.I96])/4" office:value-type="float" office:value="200042">
            <text:p>200042</text:p>
          </table:table-cell>
          <table:table-cell/>
          <table:table-cell office:value-type="float" office:value="216008">
            <text:p>216008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644">
            <text:p>200644</text:p>
          </table:table-cell>
          <table:table-cell table:formula="of:=([.L96]+[.M96]+[.N96]+[.O96])/4" office:value-type="float" office:value="204184">
            <text:p>204184</text:p>
          </table:table-cell>
          <table:table-cell table:number-columns-repeated="4" office:value-type="float" office:value="200028">
            <text:p>200028</text:p>
          </table:table-cell>
          <table:table-cell table:formula="of:=([.Q96]+[.R96]+[.S96]+[.T96])/4" office:value-type="float" office:value="200028">
            <text:p>200028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97]+[.B97]+[.C97]+[.D97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97]+[.G97]+[.H97]+[.I97])/4" office:value-type="float" office:value="200042">
            <text:p>200042</text:p>
          </table:table-cell>
          <table:table-cell/>
          <table:table-cell office:value-type="float" office:value="200084">
            <text:p>200084</text:p>
          </table:table-cell>
          <table:table-cell office:value-type="float" office:value="229600">
            <text:p>229600</text:p>
          </table:table-cell>
          <table:table-cell office:value-type="float" office:value="210176">
            <text:p>210176</text:p>
          </table:table-cell>
          <table:table-cell office:value-type="float" office:value="200044">
            <text:p>200044</text:p>
          </table:table-cell>
          <table:table-cell table:formula="of:=([.L97]+[.M97]+[.N97]+[.O97])/4" office:value-type="float" office:value="209976">
            <text:p>209976</text:p>
          </table:table-cell>
          <table:table-cell table:number-columns-repeated="4" office:value-type="float" office:value="200032">
            <text:p>200032</text:p>
          </table:table-cell>
          <table:table-cell table:formula="of:=([.Q97]+[.R97]+[.S97]+[.T97])/4" office:value-type="float" office:value="200032">
            <text:p>200032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98]+[.B98]+[.C98]+[.D98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44">
            <text:p>200044</text:p>
          </table:table-cell>
          <table:table-cell table:formula="of:=([.F98]+[.G98]+[.H98]+[.I98])/4" office:value-type="float" office:value="200043">
            <text:p>200043</text:p>
          </table:table-cell>
          <table:table-cell/>
          <table:table-cell office:value-type="float" office:value="200048">
            <text:p>200048</text:p>
          </table:table-cell>
          <table:table-cell office:value-type="float" office:value="200168">
            <text:p>200168</text:p>
          </table:table-cell>
          <table:table-cell office:value-type="float" office:value="200072">
            <text:p>200072</text:p>
          </table:table-cell>
          <table:table-cell office:value-type="float" office:value="200048">
            <text:p>200048</text:p>
          </table:table-cell>
          <table:table-cell table:formula="of:=([.L98]+[.M98]+[.N98]+[.O98])/4" office:value-type="float" office:value="200084">
            <text:p>200084</text:p>
          </table:table-cell>
          <table:table-cell table:number-columns-repeated="4" office:value-type="float" office:value="200028">
            <text:p>200028</text:p>
          </table:table-cell>
          <table:table-cell table:formula="of:=([.Q98]+[.R98]+[.S98]+[.T98])/4" office:value-type="float" office:value="200028">
            <text:p>200028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99]+[.B99]+[.C99]+[.D99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99]+[.G99]+[.H99]+[.I99])/4" office:value-type="float" office:value="200042">
            <text:p>200042</text:p>
          </table:table-cell>
          <table:table-cell/>
          <table:table-cell office:value-type="float" office:value="228084">
            <text:p>228084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8">
            <text:p>200048</text:p>
          </table:table-cell>
          <table:table-cell table:formula="of:=([.L99]+[.M99]+[.N99]+[.O99])/4" office:value-type="float" office:value="207053">
            <text:p>207053</text:p>
          </table:table-cell>
          <table:table-cell table:number-columns-repeated="4" office:value-type="float" office:value="200032">
            <text:p>200032</text:p>
          </table:table-cell>
          <table:table-cell table:formula="of:=([.Q99]+[.R99]+[.S99]+[.T99])/4" office:value-type="float" office:value="200032">
            <text:p>200032</text:p>
          </table:table-cell>
        </table:table-row>
        <table:table-row table:style-name="ro1"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table:formula="of:=([.A100]+[.B100]+[.C100]+[.D100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100]+[.G100]+[.H100]+[.I100])/4" office:value-type="float" office:value="200042">
            <text:p>200042</text:p>
          </table:table-cell>
          <table:table-cell/>
          <table:table-cell office:value-type="float" office:value="200140">
            <text:p>200140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office:value-type="float" office:value="200044">
            <text:p>200044</text:p>
          </table:table-cell>
          <table:table-cell table:formula="of:=([.L100]+[.M100]+[.N100]+[.O100])/4" office:value-type="float" office:value="200066">
            <text:p>200066</text:p>
          </table:table-cell>
          <table:table-cell table:number-columns-repeated="4" office:value-type="float" office:value="200028">
            <text:p>200028</text:p>
          </table:table-cell>
          <table:table-cell table:formula="of:=([.Q100]+[.R100]+[.S100]+[.T100])/4" office:value-type="float" office:value="200028">
            <text:p>200028</text:p>
          </table:table-cell>
        </table:table-row>
        <table:table-row table:style-name="ro1"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office:value-type="float" office:value="200024">
            <text:p>200024</text:p>
          </table:table-cell>
          <table:table-cell office:value-type="float" office:value="200028">
            <text:p>200028</text:p>
          </table:table-cell>
          <table:table-cell table:formula="of:=([.A101]+[.B101]+[.C101]+[.D101])/4" office:value-type="float" office:value="200026">
            <text:p>200026</text:p>
          </table:table-cell>
          <table:table-cell office:value-type="float" office:value="200044">
            <text:p>200044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44">
            <text:p>200044</text:p>
          </table:table-cell>
          <table:table-cell table:formula="of:=([.F101]+[.G101]+[.H101]+[.I101])/4" office:value-type="float" office:value="200042">
            <text:p>200042</text:p>
          </table:table-cell>
          <table:table-cell/>
          <table:table-cell office:value-type="float" office:value="200044">
            <text:p>200044</text:p>
          </table:table-cell>
          <table:table-cell office:value-type="float" office:value="200048">
            <text:p>200048</text:p>
          </table:table-cell>
          <table:table-cell office:value-type="float" office:value="228068">
            <text:p>228068</text:p>
          </table:table-cell>
          <table:table-cell office:value-type="float" office:value="200048">
            <text:p>200048</text:p>
          </table:table-cell>
          <table:table-cell table:formula="of:=([.L101]+[.M101]+[.N101]+[.O101])/4" office:value-type="float" office:value="207052">
            <text:p>207052</text:p>
          </table:table-cell>
          <table:table-cell table:number-columns-repeated="4" office:value-type="float" office:value="200032">
            <text:p>200032</text:p>
          </table:table-cell>
          <table:table-cell table:formula="of:=([.Q101]+[.R101]+[.S101]+[.T101])/4" office:value-type="float" office:value="200032">
            <text:p>200032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ostOS kernel</text:p>
          </table:table-cell>
          <table:table-cell table:number-columns-repeated="4"/>
          <table:table-cell office:value-type="string">
            <text:p>HostOS User</text:p>
          </table:table-cell>
          <table:table-cell table:number-columns-repeated="5"/>
          <table:table-cell office:value-type="string">
            <text:p>GuestOS User</text:p>
          </table:table-cell>
          <table:table-cell table:number-columns-repeated="4"/>
          <table:table-cell office:value-type="string">
            <text:p>GuestOS Kernel</text:p>
          </table:table-cell>
        </table:table-row>
        <table:table-row table:style-name="ro1">
          <table:table-cell table:number-columns-repeated="4"/>
          <table:table-cell table:formula="of:=SUM([.E2:.E102])" office:value-type="float" office:value="20002607">
            <text:p>20002607</text:p>
          </table:table-cell>
          <table:table-cell table:number-columns-repeated="4"/>
          <table:table-cell table:formula="of:=SUM([.J2:.J102])" office:value-type="float" office:value="20125573">
            <text:p>20125573</text:p>
          </table:table-cell>
          <table:table-cell table:number-columns-repeated="5"/>
          <table:table-cell table:formula="of:=SUM([.P2:.P102])" office:value-type="float" office:value="20481979">
            <text:p>20481979</text:p>
          </table:table-cell>
          <table:table-cell table:number-columns-repeated="4"/>
          <table:table-cell table:formula="of:=SUM([.U2:.U102])" office:value-type="float" office:value="20107019">
            <text:p>20107019</text:p>
          </table:table-cell>
        </table:table-row>
      </table:table>
      <table:table table:name="Sheet2" table:style-name="ta1">
        <table:shapes>
          <draw:frame draw:z-index="0" draw:style-name="gr1" svg:width="11.1in" svg:height="6.285in" svg:x="0in" svg:y="0in">
            <draw:object draw:notify-on-update-of-ranges="Sheet1.E1:Sheet1.E1 Sheet1.E2:Sheet1.E101 Sheet1.J1:Sheet1.J1 Sheet1.J2:Sheet1.J101 Sheet1.P1:Sheet1.P1 Sheet1.P2:Sheet1.P101 Sheet1.U1:Sheet1.U1 Sheet1.U2:Sheet1.U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martin </meta:initial-creator>
    <meta:creation-date>2012-10-09T16:15:33</meta:creation-date>
    <dc:date>2012-10-09T16:35:18</dc:date>
    <dc:creator>etmartin </dc:creator>
    <meta:editing-duration>P0D</meta:editing-duration>
    <meta:editing-cycles>3</meta:editing-cycles>
    <meta:generator>LibreOffice/3.5$Linux_X86_64 LibreOffice_project/350m1$Build-202</meta:generator>
    <meta:document-statistic meta:table-count="3" meta:cell-count="2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4.002cm" style:legend-expansion="high" chart:style-name="ch2"/>
        <chart:plot-area chart:style-name="ch3" table:cell-range-address="Sheet1.E105:Sheet1.E106 Sheet1.J105:Sheet1.J106 Sheet1.P105:Sheet1.P106 Sheet1.U105:Sheet1.U106" chart:data-source-has-labels="row" svg:x="0.77cm" svg:y="0.855cm" svg:width="9.178cm" svg:height="7.545cm">
          <chartooo:coordinate-region svg:x="3.535cm" svg:y="0.855cm" svg:width="5.67cm" svg:height="6.898cm"/>
          <chart:axis chart:dimension="x" chart:name="primary-x" chart:style-name="ch4" chartooo:axis-type="auto">
            <chartooo:date-scale/>
            <chart:categories table:cell-range-address="Sheet1.E105:Sheet1.E105 Sheet1.J105:Sheet1.J105 Sheet1.P105:Sheet1.P105 Sheet1.U105:Sheet1.U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06:Sheet1.E106 Sheet1.J106:Sheet1.J106 Sheet1.P106:Sheet1.P106 Sheet1.U106:Sheet1.U10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OS kernel</text:p>
                <draw:g>
                  <svg:desc>Sheet1.E105:Sheet1.E105 Sheet1.J105:Sheet1.J105 Sheet1.P105:Sheet1.P105 Sheet1.U105:Sheet1.U105</svg:desc>
                </draw:g>
              </table:table-cell>
              <table:table-cell office:value-type="string">
                <text:p>HostOS User</text:p>
              </table:table-cell>
              <table:table-cell office:value-type="string">
                <text:p>GuestOS User</text:p>
              </table:table-cell>
              <table:table-cell office:value-type="string">
                <text:p>GuestOS Kernel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02607">
                <text:p>20002607</text:p>
                <draw:g>
                  <svg:desc>Sheet1.E106:Sheet1.E106 Sheet1.J106:Sheet1.J106 Sheet1.P106:Sheet1.P106 Sheet1.U106:Sheet1.U106</svg:desc>
                </draw:g>
              </table:table-cell>
              <table:table-cell office:value-type="float" office:value="20125573">
                <text:p>20125573</text:p>
              </table:table-cell>
              <table:table-cell office:value-type="float" office:value="20481979">
                <text:p>20481979</text:p>
              </table:table-cell>
              <table:table-cell office:value-type="float" office:value="20107019">
                <text:p>20107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95cm" svg:height="15.965cm" xlink:href=".." xlink:type="simple" chart:class="chart:line" chart:style-name="ch1">
        <chart:legend chart:legend-position="end" svg:x="24.337cm" svg:y="6.936cm" style:legend-expansion="high" chart:style-name="ch2"/>
        <chart:plot-area chart:style-name="ch3" table:cell-range-address="Sheet1.E1:Sheet1.E101 Sheet1.J1:Sheet1.J101 Sheet1.P1:Sheet1.P101 Sheet1.U1:Sheet1.U101" chart:data-source-has-labels="row" svg:x="1.013cm" svg:y="1.411cm" svg:width="22.198cm" svg:height="13.815cm">
          <chartooo:coordinate-region svg:x="2.375cm" svg:y="1.61cm" svg:width="20.836cm" svg:height="12.5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01" chart:label-cell-address="Sheet1.E1:Sheet1.E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series chart:style-name="ch9" chart:values-cell-range-address="Sheet1.P2:Sheet1.P101" chart:label-cell-address="Sheet1.P1:Sheet1.P1" chart:class="chart:line">
            <chart:data-point chart:repeated="100"/>
          </chart:series>
          <chart:series chart:style-name="ch10" chart:values-cell-range-address="Sheet1.U2:Sheet1.U101" chart:label-cell-address="Sheet1.U1:Sheet1.U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OS kernel</text:p>
                <draw:g>
                  <svg:desc>Sheet1.E1:Sheet1.E1</svg:desc>
                </draw:g>
              </table:table-cell>
              <table:table-cell office:value-type="string">
                <text:p>HostOS User</text:p>
                <draw:g>
                  <svg:desc>Sheet1.J1:Sheet1.J1</svg:desc>
                </draw:g>
              </table:table-cell>
              <table:table-cell office:value-type="string">
                <text:p>GuestOS User</text:p>
                <draw:g>
                  <svg:desc>Sheet1.P1:Sheet1.P1</svg:desc>
                </draw:g>
              </table:table-cell>
              <table:table-cell office:value-type="string">
                <text:p>GuestOS Kernel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29">
                <text:p>200029</text:p>
                <draw:g>
                  <svg:desc>Sheet1.E2:Sheet1.E101</svg:desc>
                </draw:g>
              </table:table-cell>
              <table:table-cell office:value-type="float" office:value="200046">
                <text:p>200046</text:p>
                <draw:g>
                  <svg:desc>Sheet1.J2:Sheet1.J101</svg:desc>
                </draw:g>
              </table:table-cell>
              <table:table-cell office:value-type="float" office:value="200086">
                <text:p>200086</text:p>
                <draw:g>
                  <svg:desc>Sheet1.P2:Sheet1.P101</svg:desc>
                </draw:g>
              </table:table-cell>
              <table:table-cell office:value-type="float" office:value="200029">
                <text:p>200029</text:p>
                <draw:g>
                  <svg:desc>Sheet1.U2:Sheet1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26">
                <text:p>200026</text:p>
              </table:table-cell>
              <table:table-cell office:value-type="float" office:value="200047">
                <text:p>200047</text:p>
              </table:table-cell>
              <table:table-cell office:value-type="float" office:value="209369">
                <text:p>209369</text:p>
              </table:table-cell>
              <table:table-cell office:value-type="float" office:value="200931">
                <text:p>200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30">
                <text:p>200030</text:p>
              </table:table-cell>
              <table:table-cell office:value-type="float" office:value="200049">
                <text:p>200049</text:p>
              </table:table-cell>
              <table:table-cell office:value-type="float" office:value="223362">
                <text:p>223362</text:p>
              </table:table-cell>
              <table:table-cell office:value-type="float" office:value="203610">
                <text:p>2036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089">
                <text:p>206089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77">
                <text:p>200077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46">
                <text:p>200046</text:p>
              </table:table-cell>
              <table:table-cell office:value-type="float" office:value="201709">
                <text:p>201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32024">
                <text:p>232024</text:p>
              </table:table-cell>
              <table:table-cell office:value-type="float" office:value="201615">
                <text:p>201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26">
                <text:p>200026</text:p>
              </table:table-cell>
              <table:table-cell office:value-type="float" office:value="202434">
                <text:p>202434</text:p>
              </table:table-cell>
              <table:table-cell office:value-type="float" office:value="206575">
                <text:p>206575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26">
                <text:p>200026</text:p>
              </table:table-cell>
              <table:table-cell office:value-type="float" office:value="207322">
                <text:p>207322</text:p>
              </table:table-cell>
              <table:table-cell office:value-type="float" office:value="209919">
                <text:p>209919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26">
                <text:p>200026</text:p>
              </table:table-cell>
              <table:table-cell office:value-type="float" office:value="200110">
                <text:p>200110</text:p>
              </table:table-cell>
              <table:table-cell office:value-type="float" office:value="206540">
                <text:p>206540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71">
                <text:p>200071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26">
                <text:p>200026</text:p>
              </table:table-cell>
              <table:table-cell office:value-type="float" office:value="201859">
                <text:p>201859</text:p>
              </table:table-cell>
              <table:table-cell office:value-type="float" office:value="207841">
                <text:p>207841</text:p>
              </table:table-cell>
              <table:table-cell office:value-type="float" office:value="203083">
                <text:p>203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72">
                <text:p>200072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7257">
                <text:p>207257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26">
                <text:p>200026</text:p>
              </table:table-cell>
              <table:table-cell office:value-type="float" office:value="206180">
                <text:p>206180</text:p>
              </table:table-cell>
              <table:table-cell office:value-type="float" office:value="200070">
                <text:p>200070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26">
                <text:p>200026</text:p>
              </table:table-cell>
              <table:table-cell office:value-type="float" office:value="200047">
                <text:p>200047</text:p>
              </table:table-cell>
              <table:table-cell office:value-type="float" office:value="206493">
                <text:p>206493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0">
                <text:p>200060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26">
                <text:p>200026</text:p>
              </table:table-cell>
              <table:table-cell office:value-type="float" office:value="200047">
                <text:p>200047</text:p>
              </table:table-cell>
              <table:table-cell office:value-type="float" office:value="205880">
                <text:p>205880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71">
                <text:p>200071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663">
                <text:p>206663</text:p>
              </table:table-cell>
              <table:table-cell office:value-type="float" office:value="202405">
                <text:p>202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5">
                <text:p>200065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822">
                <text:p>206822</text:p>
              </table:table-cell>
              <table:table-cell office:value-type="float" office:value="205403">
                <text:p>205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2598">
                <text:p>202598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5917">
                <text:p>205917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1">
                <text:p>200061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26">
                <text:p>200026</text:p>
              </table:table-cell>
              <table:table-cell office:value-type="float" office:value="215809">
                <text:p>215809</text:p>
              </table:table-cell>
              <table:table-cell office:value-type="float" office:value="209803">
                <text:p>209803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26">
                <text:p>200026</text:p>
              </table:table-cell>
              <table:table-cell office:value-type="float" office:value="200045">
                <text:p>200045</text:p>
              </table:table-cell>
              <table:table-cell office:value-type="float" office:value="206081">
                <text:p>206081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7">
                <text:p>200067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43">
                <text:p>200043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26">
                <text:p>200026</text:p>
              </table:table-cell>
              <table:table-cell office:value-type="float" office:value="204090">
                <text:p>204090</text:p>
              </table:table-cell>
              <table:table-cell office:value-type="float" office:value="206196">
                <text:p>206196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26">
                <text:p>200026</text:p>
              </table:table-cell>
              <table:table-cell office:value-type="float" office:value="200122">
                <text:p>200122</text:p>
              </table:table-cell>
              <table:table-cell office:value-type="float" office:value="206706">
                <text:p>206706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0">
                <text:p>200060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3705">
                <text:p>203705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26">
                <text:p>200026</text:p>
              </table:table-cell>
              <table:table-cell office:value-type="float" office:value="200047">
                <text:p>200047</text:p>
              </table:table-cell>
              <table:table-cell office:value-type="float" office:value="212837">
                <text:p>212837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755">
                <text:p>206755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9">
                <text:p>200069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44">
                <text:p>200044</text:p>
              </table:table-cell>
              <table:table-cell office:value-type="float" office:value="221456">
                <text:p>221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7771">
                <text:p>207771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540">
                <text:p>206540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26">
                <text:p>200026</text:p>
              </table:table-cell>
              <table:table-cell office:value-type="float" office:value="202340">
                <text:p>202340</text:p>
              </table:table-cell>
              <table:table-cell office:value-type="float" office:value="200061">
                <text:p>200061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26">
                <text:p>200026</text:p>
              </table:table-cell>
              <table:table-cell office:value-type="float" office:value="200047">
                <text:p>200047</text:p>
              </table:table-cell>
              <table:table-cell office:value-type="float" office:value="200043">
                <text:p>200043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26">
                <text:p>200026</text:p>
              </table:table-cell>
              <table:table-cell office:value-type="float" office:value="200047">
                <text:p>200047</text:p>
              </table:table-cell>
              <table:table-cell office:value-type="float" office:value="206482">
                <text:p>206482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584">
                <text:p>206584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8">
                <text:p>200068</text:p>
              </table:table-cell>
              <table:table-cell office:value-type="float" office:value="202881">
                <text:p>202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43">
                <text:p>200043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402">
                <text:p>206402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26">
                <text:p>200026</text:p>
              </table:table-cell>
              <table:table-cell office:value-type="float" office:value="201817">
                <text:p>201817</text:p>
              </table:table-cell>
              <table:table-cell office:value-type="float" office:value="206508">
                <text:p>206508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26">
                <text:p>200026</text:p>
              </table:table-cell>
              <table:table-cell office:value-type="float" office:value="201717">
                <text:p>201717</text:p>
              </table:table-cell>
              <table:table-cell office:value-type="float" office:value="200060">
                <text:p>200060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5936">
                <text:p>205936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26">
                <text:p>200026</text:p>
              </table:table-cell>
              <table:table-cell office:value-type="float" office:value="200047">
                <text:p>200047</text:p>
              </table:table-cell>
              <table:table-cell office:value-type="float" office:value="200070">
                <text:p>200070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27403">
                <text:p>227403</text:p>
              </table:table-cell>
              <table:table-cell office:value-type="float" office:value="202123">
                <text:p>202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8">
                <text:p>200068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817">
                <text:p>206817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3113">
                <text:p>203113</text:p>
              </table:table-cell>
              <table:table-cell office:value-type="float" office:value="204517">
                <text:p>204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5915">
                <text:p>205915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59">
                <text:p>200059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26">
                <text:p>200026</text:p>
              </table:table-cell>
              <table:table-cell office:value-type="float" office:value="203471">
                <text:p>203471</text:p>
              </table:table-cell>
              <table:table-cell office:value-type="float" office:value="215200">
                <text:p>215200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26">
                <text:p>200026</text:p>
              </table:table-cell>
              <table:table-cell office:value-type="float" office:value="200045">
                <text:p>200045</text:p>
              </table:table-cell>
              <table:table-cell office:value-type="float" office:value="200138">
                <text:p>200138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5940">
                <text:p>205940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0064">
                <text:p>200064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26">
                <text:p>200026</text:p>
              </table:table-cell>
              <table:table-cell office:value-type="float" office:value="200044">
                <text:p>200044</text:p>
              </table:table-cell>
              <table:table-cell office:value-type="float" office:value="206232">
                <text:p>206232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26">
                <text:p>200026</text:p>
              </table:table-cell>
              <table:table-cell office:value-type="float" office:value="201861">
                <text:p>201861</text:p>
              </table:table-cell>
              <table:table-cell office:value-type="float" office:value="200073">
                <text:p>200073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6696">
                <text:p>206696</text:p>
              </table:table-cell>
              <table:table-cell office:value-type="float" office:value="207662">
                <text:p>2076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5748">
                <text:p>205748</text:p>
              </table:table-cell>
              <table:table-cell office:value-type="float" office:value="200043">
                <text:p>200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6827">
                <text:p>206827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6725">
                <text:p>206725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0071">
                <text:p>200071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0044">
                <text:p>200044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7039">
                <text:p>207039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0073">
                <text:p>200073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26">
                <text:p>200026</text:p>
              </table:table-cell>
              <table:table-cell office:value-type="float" office:value="220410">
                <text:p>220410</text:p>
              </table:table-cell>
              <table:table-cell office:value-type="float" office:value="206584">
                <text:p>206584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26">
                <text:p>200026</text:p>
              </table:table-cell>
              <table:table-cell office:value-type="float" office:value="232540">
                <text:p>232540</text:p>
              </table:table-cell>
              <table:table-cell office:value-type="float" office:value="200061">
                <text:p>200061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26">
                <text:p>200026</text:p>
              </table:table-cell>
              <table:table-cell office:value-type="float" office:value="200045">
                <text:p>200045</text:p>
              </table:table-cell>
              <table:table-cell office:value-type="float" office:value="206594">
                <text:p>206594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6617">
                <text:p>206617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26">
                <text:p>200026</text:p>
              </table:table-cell>
              <table:table-cell office:value-type="float" office:value="206520">
                <text:p>206520</text:p>
              </table:table-cell>
              <table:table-cell office:value-type="float" office:value="200069">
                <text:p>200069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26">
                <text:p>200026</text:p>
              </table:table-cell>
              <table:table-cell office:value-type="float" office:value="201746">
                <text:p>201746</text:p>
              </table:table-cell>
              <table:table-cell office:value-type="float" office:value="200043">
                <text:p>200043</text:p>
              </table:table-cell>
              <table:table-cell office:value-type="float" office:value="202638">
                <text:p>2026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6795">
                <text:p>206795</text:p>
              </table:table-cell>
              <table:table-cell office:value-type="float" office:value="200030">
                <text:p>2000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26">
                <text:p>200026</text:p>
              </table:table-cell>
              <table:table-cell office:value-type="float" office:value="202670">
                <text:p>202670</text:p>
              </table:table-cell>
              <table:table-cell office:value-type="float" office:value="206518">
                <text:p>206518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0060">
                <text:p>200060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26">
                <text:p>200026</text:p>
              </table:table-cell>
              <table:table-cell office:value-type="float" office:value="200041">
                <text:p>200041</text:p>
              </table:table-cell>
              <table:table-cell office:value-type="float" office:value="200045">
                <text:p>200045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5989">
                <text:p>205989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5937">
                <text:p>205937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0065">
                <text:p>200065</text:p>
              </table:table-cell>
              <table:table-cell office:value-type="float" office:value="233613">
                <text:p>2336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6756">
                <text:p>20675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2764">
                <text:p>202764</text:p>
              </table:table-cell>
              <table:table-cell office:value-type="float" office:value="204082">
                <text:p>204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6171">
                <text:p>206171</text:p>
              </table:table-cell>
              <table:table-cell office:value-type="float" office:value="203638">
                <text:p>2036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0060">
                <text:p>200060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9893">
                <text:p>209893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26">
                <text:p>200026</text:p>
              </table:table-cell>
              <table:table-cell office:value-type="float" office:value="204515">
                <text:p>204515</text:p>
              </table:table-cell>
              <table:table-cell office:value-type="float" office:value="210256">
                <text:p>210256</text:p>
              </table:table-cell>
              <table:table-cell office:value-type="float" office:value="200029">
                <text:p>2000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26">
                <text:p>200026</text:p>
              </table:table-cell>
              <table:table-cell office:value-type="float" office:value="204545">
                <text:p>204545</text:p>
              </table:table-cell>
              <table:table-cell office:value-type="float" office:value="207365">
                <text:p>207365</text:p>
              </table:table-cell>
              <table:table-cell office:value-type="float" office:value="200031">
                <text:p>2000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26">
                <text:p>200026</text:p>
              </table:table-cell>
              <table:table-cell office:value-type="float" office:value="200040">
                <text:p>200040</text:p>
              </table:table-cell>
              <table:table-cell office:value-type="float" office:value="202340">
                <text:p>202340</text:p>
              </table:table-cell>
              <table:table-cell office:value-type="float" office:value="203146">
                <text:p>203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6429">
                <text:p>206429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0072">
                <text:p>200072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8874">
                <text:p>208874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4184">
                <text:p>204184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9976">
                <text:p>20997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26">
                <text:p>200026</text:p>
              </table:table-cell>
              <table:table-cell office:value-type="float" office:value="200043">
                <text:p>200043</text:p>
              </table:table-cell>
              <table:table-cell office:value-type="float" office:value="200084">
                <text:p>200084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7053">
                <text:p>207053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0066">
                <text:p>200066</text:p>
              </table:table-cell>
              <table:table-cell office:value-type="float" office:value="200028">
                <text:p>200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26">
                <text:p>200026</text:p>
              </table:table-cell>
              <table:table-cell office:value-type="float" office:value="200042">
                <text:p>200042</text:p>
              </table:table-cell>
              <table:table-cell office:value-type="float" office:value="207052">
                <text:p>207052</text:p>
              </table:table-cell>
              <table:table-cell office:value-type="float" office:value="200032">
                <text:p>200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